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1.7075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0.9035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idsearch2" table:style-name="ta1">
        <table:shapes>
          <draw:frame draw:z-index="0" draw:style-name="gr1" draw:text-style-name="P1" svg:width="6.2961in" svg:height="3.5449in" svg:x="14.2413in" svg:y="3.9008in">
            <draw:object draw:notify-on-update-of-ranges="gridsearch2.Q7:gridsearch2.Q16 gridsearch2.R7:gridsearch2.R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office:value-type="string" calcext:value-type="string">
            <text:p>survival_functions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chance_create_line</text:p>
          </table:table-cell>
          <table:table-cell office:value-type="string" calcext:value-type="string">
            <text:p>chance_cycle</text:p>
          </table:table-cell>
          <table:table-cell office:value-type="string" calcext:value-type="string">
            <text:p>chance_erase_line</text:p>
          </table:table-cell>
          <table:table-cell office:value-type="string" calcext:value-type="string">
            <text:p>chance_invert</text:p>
          </table:table-cell>
          <table:table-cell office:value-type="string" calcext:value-type="string">
            <text:p>chance_merge</text:p>
          </table:table-cell>
          <table:table-cell office:value-type="string" calcext:value-type="string">
            <text:p>chance_merge_specimen</text:p>
          </table:table-cell>
          <table:table-cell office:value-type="string" calcext:value-type="string">
            <text:p>chance_rot_cycle</text:p>
          </table:table-cell>
          <table:table-cell office:value-type="string" calcext:value-type="string">
            <text:p>chance_rot_right</text:p>
          </table:table-cell>
          <table:table-cell office:value-type="string" calcext:value-type="string">
            <text:p>chance_split</text:p>
          </table:table-cell>
          <table:table-cell office:value-type="string" calcext:value-type="string">
            <text:p>fitnes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5.5699576426637" calcext:value-type="float">
            <text:p>35.5699576426637</text:p>
          </table:table-cell>
          <table:table-cell/>
          <table:table-cell office:value-type="string" calcext:value-type="string">
            <text:p>bin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5.3785684840722" calcext:value-type="float">
            <text:p>35.3785684840722</text:p>
          </table:table-cell>
          <table:table-cell/>
          <table:table-cell office:value-type="string" calcext:value-type="string">
            <text:p>min</text:p>
          </table:table-cell>
          <table:table-cell table:formula="of:=MIN([.$L$2:.$L$2049])" office:value-type="float" office:value="18.2479547096777" calcext:value-type="float">
            <text:p>18.24795470967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5.3243730888674" calcext:value-type="float">
            <text:p>35.3243730888674</text:p>
          </table:table-cell>
          <table:table-cell/>
          <table:table-cell office:value-type="string" calcext:value-type="string">
            <text:p>max</text:p>
          </table:table-cell>
          <table:table-cell table:formula="of:=MAX([.$L$2:.$L$2049])" office:value-type="float" office:value="35.5699576426637" calcext:value-type="float">
            <text:p>35.56995764266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5.0310119383657" calcext:value-type="float">
            <text:p>35.0310119383657</text:p>
          </table:table-cell>
          <table:table-cell/>
          <table:table-cell office:value-type="string" calcext:value-type="string">
            <text:p>bin width</text:p>
          </table:table-cell>
          <table:table-cell table:formula="of:=([.O4]-[.O3])/[.O2]" office:value-type="float" office:value="1.7322002932986" calcext:value-type="float">
            <text:p>1.73220029329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4.9088200089413" calcext:value-type="float">
            <text:p>34.908820008941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4.5856822827433" calcext:value-type="float">
            <text:p>34.585682282743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O$3]+([.N7]-1)*[.$O$5]" office:value-type="float" office:value="18.2479547096777" calcext:value-type="float">
            <text:p>18.2479547096777</text:p>
          </table:table-cell>
          <table:table-cell table:formula="of:=[.$O$3]+([.N7])*[.$O$5]" office:value-type="float" office:value="19.9801550029763" calcext:value-type="float">
            <text:p>19.9801550029763</text:p>
          </table:table-cell>
          <table:table-cell table:formula="of:=ROUND([.O7];2)&amp;&quot; - &quot;&amp;ROUND([.P7];2)" office:value-type="string" office:string-value="18.25 - 19.98" calcext:value-type="string">
            <text:p>18.25 - 19.98</text:p>
          </table:table-cell>
          <table:table-cell table:formula="of:=COUNTIFS([.$L$2:.$L$2049];&quot;&gt;&quot;&amp;[.O7];[.$L$2:.$L$2049]; &quot;&lt;&quot;&amp;[.P7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4.5142762160502" calcext:value-type="float">
            <text:p>34.514276216050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O$3]+([.N8]-1)*[.$O$5]" office:value-type="float" office:value="19.9801550029763" calcext:value-type="float">
            <text:p>19.9801550029763</text:p>
          </table:table-cell>
          <table:table-cell table:formula="of:=[.$O$3]+([.N8])*[.$O$5]" office:value-type="float" office:value="21.7123552962749" calcext:value-type="float">
            <text:p>21.7123552962749</text:p>
          </table:table-cell>
          <table:table-cell table:formula="of:=ROUND([.O8];2)&amp;&quot; - &quot;&amp;ROUND([.P8];2)" office:value-type="string" office:string-value="19.98 - 21.71" calcext:value-type="string">
            <text:p>19.98 - 21.71</text:p>
          </table:table-cell>
          <table:table-cell table:formula="of:=COUNTIFS([.$L$2:.$L$2049];&quot;&gt;&quot;&amp;[.O8];[.$L$2:.$L$2049]; &quot;&lt;&quot;&amp;[.P8]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4.4374776280335" calcext:value-type="float">
            <text:p>34.437477628033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O$3]+([.N9]-1)*[.$O$5]" office:value-type="float" office:value="21.7123552962749" calcext:value-type="float">
            <text:p>21.7123552962749</text:p>
          </table:table-cell>
          <table:table-cell table:formula="of:=[.$O$3]+([.N9])*[.$O$5]" office:value-type="float" office:value="23.4445555895735" calcext:value-type="float">
            <text:p>23.4445555895735</text:p>
          </table:table-cell>
          <table:table-cell table:formula="of:=ROUND([.O9];2)&amp;&quot; - &quot;&amp;ROUND([.P9];2)" office:value-type="string" office:string-value="21.71 - 23.44" calcext:value-type="string">
            <text:p>21.71 - 23.44</text:p>
          </table:table-cell>
          <table:table-cell table:formula="of:=COUNTIFS([.$L$2:.$L$2049];&quot;&gt;&quot;&amp;[.O9];[.$L$2:.$L$2049]; &quot;&lt;&quot;&amp;[.P9]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4.4101392569037" calcext:value-type="float">
            <text:p>34.410139256903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O$3]+([.N10]-1)*[.$O$5]" office:value-type="float" office:value="23.4445555895735" calcext:value-type="float">
            <text:p>23.4445555895735</text:p>
          </table:table-cell>
          <table:table-cell table:formula="of:=[.$O$3]+([.N10])*[.$O$5]" office:value-type="float" office:value="25.1767558828721" calcext:value-type="float">
            <text:p>25.1767558828721</text:p>
          </table:table-cell>
          <table:table-cell table:formula="of:=ROUND([.O10];2)&amp;&quot; - &quot;&amp;ROUND([.P10];2)" office:value-type="string" office:string-value="23.44 - 25.18" calcext:value-type="string">
            <text:p>23.44 - 25.18</text:p>
          </table:table-cell>
          <table:table-cell table:formula="of:=COUNTIFS([.$L$2:.$L$2049];&quot;&gt;&quot;&amp;[.O10];[.$L$2:.$L$2049]; &quot;&lt;&quot;&amp;[.P10])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4.2918675919871" calcext:value-type="float">
            <text:p>34.291867591987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O$3]+([.N11]-1)*[.$O$5]" office:value-type="float" office:value="25.1767558828721" calcext:value-type="float">
            <text:p>25.1767558828721</text:p>
          </table:table-cell>
          <table:table-cell table:formula="of:=[.$O$3]+([.N11])*[.$O$5]" office:value-type="float" office:value="26.9089561761707" calcext:value-type="float">
            <text:p>26.9089561761707</text:p>
          </table:table-cell>
          <table:table-cell table:formula="of:=ROUND([.O11];2)&amp;&quot; - &quot;&amp;ROUND([.P11];2)" office:value-type="string" office:string-value="25.18 - 26.91" calcext:value-type="string">
            <text:p>25.18 - 26.91</text:p>
          </table:table-cell>
          <table:table-cell table:formula="of:=COUNTIFS([.$L$2:.$L$2049];&quot;&gt;&quot;&amp;[.O11];[.$L$2:.$L$2049]; &quot;&lt;&quot;&amp;[.P11])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4.2831514514413" calcext:value-type="float">
            <text:p>34.283151451441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O$3]+([.N12]-1)*[.$O$5]" office:value-type="float" office:value="26.9089561761707" calcext:value-type="float">
            <text:p>26.9089561761707</text:p>
          </table:table-cell>
          <table:table-cell table:formula="of:=[.$O$3]+([.N12])*[.$O$5]" office:value-type="float" office:value="28.6411564694693" calcext:value-type="float">
            <text:p>28.6411564694693</text:p>
          </table:table-cell>
          <table:table-cell table:formula="of:=ROUND([.O12];2)&amp;&quot; - &quot;&amp;ROUND([.P12];2)" office:value-type="string" office:string-value="26.91 - 28.64" calcext:value-type="string">
            <text:p>26.91 - 28.64</text:p>
          </table:table-cell>
          <table:table-cell table:formula="of:=COUNTIFS([.$L$2:.$L$2049];&quot;&gt;&quot;&amp;[.O12];[.$L$2:.$L$2049]; &quot;&lt;&quot;&amp;[.P12])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4.237708492852" calcext:value-type="float">
            <text:p>34.23770849285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O$3]+([.N13]-1)*[.$O$5]" office:value-type="float" office:value="28.6411564694693" calcext:value-type="float">
            <text:p>28.6411564694693</text:p>
          </table:table-cell>
          <table:table-cell table:formula="of:=[.$O$3]+([.N13])*[.$O$5]" office:value-type="float" office:value="30.3733567627679" calcext:value-type="float">
            <text:p>30.3733567627679</text:p>
          </table:table-cell>
          <table:table-cell table:formula="of:=ROUND([.O13];2)&amp;&quot; - &quot;&amp;ROUND([.P13];2)" office:value-type="string" office:string-value="28.64 - 30.37" calcext:value-type="string">
            <text:p>28.64 - 30.37</text:p>
          </table:table-cell>
          <table:table-cell table:formula="of:=COUNTIFS([.$L$2:.$L$2049];&quot;&gt;&quot;&amp;[.O13];[.$L$2:.$L$2049]; &quot;&lt;&quot;&amp;[.P13])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4.0913046178732" calcext:value-type="float">
            <text:p>34.091304617873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O$3]+([.N14]-1)*[.$O$5]" office:value-type="float" office:value="30.3733567627679" calcext:value-type="float">
            <text:p>30.3733567627679</text:p>
          </table:table-cell>
          <table:table-cell table:formula="of:=[.$O$3]+([.N14])*[.$O$5]" office:value-type="float" office:value="32.1055570560665" calcext:value-type="float">
            <text:p>32.1055570560665</text:p>
          </table:table-cell>
          <table:table-cell table:formula="of:=ROUND([.O14];2)&amp;&quot; - &quot;&amp;ROUND([.P14];2)" office:value-type="string" office:string-value="30.37 - 32.11" calcext:value-type="string">
            <text:p>30.37 - 32.11</text:p>
          </table:table-cell>
          <table:table-cell table:formula="of:=COUNTIFS([.$L$2:.$L$2049];&quot;&gt;&quot;&amp;[.O14];[.$L$2:.$L$2049]; &quot;&lt;&quot;&amp;[.P14]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4.0313473952342" calcext:value-type="float">
            <text:p>34.031347395234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O$3]+([.N15]-1)*[.$O$5]" office:value-type="float" office:value="32.1055570560665" calcext:value-type="float">
            <text:p>32.1055570560665</text:p>
          </table:table-cell>
          <table:table-cell table:formula="of:=[.$O$3]+([.N15])*[.$O$5]" office:value-type="float" office:value="33.8377573493651" calcext:value-type="float">
            <text:p>33.8377573493651</text:p>
          </table:table-cell>
          <table:table-cell table:formula="of:=ROUND([.O15];2)&amp;&quot; - &quot;&amp;ROUND([.P15];2)" office:value-type="string" office:string-value="32.11 - 33.84" calcext:value-type="string">
            <text:p>32.11 - 33.84</text:p>
          </table:table-cell>
          <table:table-cell table:formula="of:=COUNTIFS([.$L$2:.$L$2049];&quot;&gt;&quot;&amp;[.O15];[.$L$2:.$L$2049]; &quot;&lt;&quot;&amp;[.P15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3.9933390031202" calcext:value-type="float">
            <text:p>33.993339003120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O$3]+([.N16]-1)*[.$O$5]" office:value-type="float" office:value="33.8377573493651" calcext:value-type="float">
            <text:p>33.8377573493651</text:p>
          </table:table-cell>
          <table:table-cell table:formula="of:=[.$O$3]+([.N16])*[.$O$5]" office:value-type="float" office:value="35.5699576426637" calcext:value-type="float">
            <text:p>35.5699576426637</text:p>
          </table:table-cell>
          <table:table-cell table:formula="of:=ROUND([.O16];2)&amp;&quot; - &quot;&amp;ROUND([.P16];2)" office:value-type="string" office:string-value="33.84 - 35.57" calcext:value-type="string">
            <text:p>33.84 - 35.57</text:p>
          </table:table-cell>
          <table:table-cell table:formula="of:=COUNTIFS([.$L$2:.$L$2049];&quot;&gt;&quot;&amp;[.O16];[.$L$2:.$L$2049]; &quot;&lt;&quot;&amp;[.P16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3.9504403608942" calcext:value-type="float">
            <text:p>33.950440360894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3.9291374658274" calcext:value-type="float">
            <text:p>33.929137465827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3.8911439049223" calcext:value-type="float">
            <text:p>33.891143904922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33.884913450935" calcext:value-type="float">
            <text:p>33.88491345093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33.844920349405" calcext:value-type="float">
            <text:p>33.8449203494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3.748866814892" calcext:value-type="float">
            <text:p>33.74886681489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3.7357242170888" calcext:value-type="float">
            <text:p>33.735724217088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3.6912529861699" calcext:value-type="float">
            <text:p>33.691252986169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3.6495050928566" calcext:value-type="float">
            <text:p>33.64950509285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3.4411379919166" calcext:value-type="float">
            <text:p>33.44113799191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3.3788295617588" calcext:value-type="float">
            <text:p>33.378829561758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33.3599362250165" calcext:value-type="float">
            <text:p>33.359936225016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3.334341593777" calcext:value-type="float">
            <text:p>33.33434159377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3.3250158119788" calcext:value-type="float">
            <text:p>33.325015811978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3.3141565011974" calcext:value-type="float">
            <text:p>33.314156501197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3.3064206038624" calcext:value-type="float">
            <text:p>33.30642060386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3.2865909820382" calcext:value-type="float">
            <text:p>33.286590982038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3.1247667468975" calcext:value-type="float">
            <text:p>33.124766746897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3.0715772184364" calcext:value-type="float">
            <text:p>33.071577218436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2.9952841160733" calcext:value-type="float">
            <text:p>32.995284116073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2.9656668757153" calcext:value-type="float">
            <text:p>32.965666875715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2.9026522826448" calcext:value-type="float">
            <text:p>32.902652282644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2.8606257202317" calcext:value-type="float">
            <text:p>32.860625720231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2.8527653279359" calcext:value-type="float">
            <text:p>32.852765327935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2.8518477401919" calcext:value-type="float">
            <text:p>32.851847740191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2.8502833703842" calcext:value-type="float">
            <text:p>32.850283370384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2.834523131391" calcext:value-type="float">
            <text:p>32.83452313139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2.8336373934867" calcext:value-type="float">
            <text:p>32.83363739348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2.8281846860041" calcext:value-type="float">
            <text:p>32.828184686004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2.8206267683371" calcext:value-type="float">
            <text:p>32.820626768337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2.7813462352613" calcext:value-type="float">
            <text:p>32.781346235261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32.772935895636" calcext:value-type="float">
            <text:p>32.77293589563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2.7043314480509" calcext:value-type="float">
            <text:p>32.704331448050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2.7027815611069" calcext:value-type="float">
            <text:p>32.702781561106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2.6945831165519" calcext:value-type="float">
            <text:p>32.694583116551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2.6859953904558" calcext:value-type="float">
            <text:p>32.685995390455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2.6786851386979" calcext:value-type="float">
            <text:p>32.678685138697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2.5947213647525" calcext:value-type="float">
            <text:p>32.594721364752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2.508276480181" calcext:value-type="float">
            <text:p>32.50827648018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2.5038779195653" calcext:value-type="float">
            <text:p>32.503877919565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2.4988415240363" calcext:value-type="float">
            <text:p>32.498841524036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2.4615027980994" calcext:value-type="float">
            <text:p>32.461502798099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2.4614964062839" calcext:value-type="float">
            <text:p>32.461496406283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2.4572619298563" calcext:value-type="float">
            <text:p>32.457261929856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2.3895461671599" calcext:value-type="float">
            <text:p>32.389546167159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2.3655338754367" calcext:value-type="float">
            <text:p>32.36553387543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2.3624336623975" calcext:value-type="float">
            <text:p>32.36243366239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2.3453415851478" calcext:value-type="float">
            <text:p>32.345341585147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2.3421762121868" calcext:value-type="float">
            <text:p>32.342176212186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2.3313144988968" calcext:value-type="float">
            <text:p>32.33131449889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2.3222505308162" calcext:value-type="float">
            <text:p>32.322250530816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2.2858598306686" calcext:value-type="float">
            <text:p>32.285859830668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2.2788936008933" calcext:value-type="float">
            <text:p>32.278893600893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2.2686404523257" calcext:value-type="float">
            <text:p>32.268640452325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2.2596196778565" calcext:value-type="float">
            <text:p>32.259619677856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32.2131015462002" calcext:value-type="float">
            <text:p>32.213101546200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32.2022274504232" calcext:value-type="float">
            <text:p>32.202227450423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32.1809026865316" calcext:value-type="float">
            <text:p>32.180902686531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2.1774354967625" calcext:value-type="float">
            <text:p>32.1774354967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2.1438647822528" calcext:value-type="float">
            <text:p>32.143864782252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32.1220724779399" calcext:value-type="float">
            <text:p>32.122072477939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2.1052242929676" calcext:value-type="float">
            <text:p>32.105224292967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2.0975851358099" calcext:value-type="float">
            <text:p>32.097585135809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2.0844375191841" calcext:value-type="float">
            <text:p>32.084437519184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2.0809254875122" calcext:value-type="float">
            <text:p>32.080925487512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2.0424123141856" calcext:value-type="float">
            <text:p>32.042412314185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2.0268463866249" calcext:value-type="float">
            <text:p>32.02684638662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1.9994274104442" calcext:value-type="float">
            <text:p>31.999427410444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31.9989669448801" calcext:value-type="float">
            <text:p>31.998966944880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9100216869968" calcext:value-type="float">
            <text:p>31.910021686996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1.904050331581" calcext:value-type="float">
            <text:p>31.90405033158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8691482983082" calcext:value-type="float">
            <text:p>31.869148298308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1.8555946657435" calcext:value-type="float">
            <text:p>31.855594665743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854482418999" calcext:value-type="float">
            <text:p>31.85448241899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1.8359359140324" calcext:value-type="float">
            <text:p>31.835935914032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801847616928" calcext:value-type="float">
            <text:p>31.80184761692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7757378057702" calcext:value-type="float">
            <text:p>31.77573780577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1.7646522966577" calcext:value-type="float">
            <text:p>31.764652296657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7638510866359" calcext:value-type="float">
            <text:p>31.763851086635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1.7502764949034" calcext:value-type="float">
            <text:p>31.750276494903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1.7274575377729" calcext:value-type="float">
            <text:p>31.727457537772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6812562722211" calcext:value-type="float">
            <text:p>31.681256272221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1.6582989098588" calcext:value-type="float">
            <text:p>31.658298909858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1.6464407578296" calcext:value-type="float">
            <text:p>31.646440757829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1.6387599492833" calcext:value-type="float">
            <text:p>31.638759949283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6382428341037" calcext:value-type="float">
            <text:p>31.638242834103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1.6375139329363" calcext:value-type="float">
            <text:p>31.637513932936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31.6334031872743" calcext:value-type="float">
            <text:p>31.633403187274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6310559427233" calcext:value-type="float">
            <text:p>31.631055942723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1.6304729992914" calcext:value-type="float">
            <text:p>31.630472999291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1.624335178382" calcext:value-type="float">
            <text:p>31.62433517838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60030057717" calcext:value-type="float">
            <text:p>31.6003005771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1.5916071738378" calcext:value-type="float">
            <text:p>31.591607173837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5644233036948" calcext:value-type="float">
            <text:p>31.564423303694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1.5291532291215" calcext:value-type="float">
            <text:p>31.529153229121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5247383908642" calcext:value-type="float">
            <text:p>31.524738390864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5231514846284" calcext:value-type="float">
            <text:p>31.523151484628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1.5037995210438" calcext:value-type="float">
            <text:p>31.503799521043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1.487985383631" calcext:value-type="float">
            <text:p>31.48798538363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4854671436255" calcext:value-type="float">
            <text:p>31.485467143625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31.4843430408843" calcext:value-type="float">
            <text:p>31.484343040884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1.4626160975147" calcext:value-type="float">
            <text:p>31.462616097514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457226436047" calcext:value-type="float">
            <text:p>31.4572264360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4566425849678" calcext:value-type="float">
            <text:p>31.456642584967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1.4366210927111" calcext:value-type="float">
            <text:p>31.43662109271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1.3985653099576" calcext:value-type="float">
            <text:p>31.398565309957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1.3660403321984" calcext:value-type="float">
            <text:p>31.366040332198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1.3614364020177" calcext:value-type="float">
            <text:p>31.361436402017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1.3578693417451" calcext:value-type="float">
            <text:p>31.357869341745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1.357492468276" calcext:value-type="float">
            <text:p>31.35749246827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3564644512799" calcext:value-type="float">
            <text:p>31.356464451279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349948788406" calcext:value-type="float">
            <text:p>31.34994878840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31.3394956996084" calcext:value-type="float">
            <text:p>31.339495699608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3335173566678" calcext:value-type="float">
            <text:p>31.333517356667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331086233548" calcext:value-type="float">
            <text:p>31.33108623354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1.3171835794647" calcext:value-type="float">
            <text:p>31.317183579464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1.3017032938958" calcext:value-type="float">
            <text:p>31.301703293895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1.2970001644238" calcext:value-type="float">
            <text:p>31.297000164423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1.2860357773106" calcext:value-type="float">
            <text:p>31.28603577731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1.2804439276038" calcext:value-type="float">
            <text:p>31.28044392760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1.2754147909843" calcext:value-type="float">
            <text:p>31.275414790984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1.2671354133716" calcext:value-type="float">
            <text:p>31.267135413371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1.2574998919822" calcext:value-type="float">
            <text:p>31.257499891982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31.2569890980248" calcext:value-type="float">
            <text:p>31.256989098024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1.2412394378089" calcext:value-type="float">
            <text:p>31.241239437808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1.2279995288778" calcext:value-type="float">
            <text:p>31.227999528877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31.2276581868866" calcext:value-type="float">
            <text:p>31.22765818688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1.2214151690057" calcext:value-type="float">
            <text:p>31.221415169005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2050174842629" calcext:value-type="float">
            <text:p>31.205017484262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1.1973183317336" calcext:value-type="float">
            <text:p>31.197318331733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1.1951624562983" calcext:value-type="float">
            <text:p>31.195162456298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1.1894050938591" calcext:value-type="float">
            <text:p>31.189405093859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1854268737133" calcext:value-type="float">
            <text:p>31.18542687371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1.1810325924764" calcext:value-type="float">
            <text:p>31.181032592476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31.1736038489173" calcext:value-type="float">
            <text:p>31.173603848917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1266911323285" calcext:value-type="float">
            <text:p>31.126691132328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1.1019690620041" calcext:value-type="float">
            <text:p>31.101969062004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0920010401062" calcext:value-type="float">
            <text:p>31.092001040106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1.0588996230073" calcext:value-type="float">
            <text:p>31.058899623007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1.0286659228967" calcext:value-type="float">
            <text:p>31.02866592289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1.0259847457569" calcext:value-type="float">
            <text:p>31.025984745756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1.0211244103858" calcext:value-type="float">
            <text:p>31.021124410385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1.020430664382" calcext:value-type="float">
            <text:p>31.02043066438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1.0067699187172" calcext:value-type="float">
            <text:p>31.00676991871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9956134097543" calcext:value-type="float">
            <text:p>30.995613409754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9854181935928" calcext:value-type="float">
            <text:p>30.985418193592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9819110932711" calcext:value-type="float">
            <text:p>30.98191109327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9730432438567" calcext:value-type="float">
            <text:p>30.97304324385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9663484964823" calcext:value-type="float">
            <text:p>30.966348496482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9652915336129" calcext:value-type="float">
            <text:p>30.965291533612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9600569403408" calcext:value-type="float">
            <text:p>30.960056940340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9581893613351" calcext:value-type="float">
            <text:p>30.958189361335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9570880093594" calcext:value-type="float">
            <text:p>30.957088009359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0.9470668435161" calcext:value-type="float">
            <text:p>30.947066843516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9309262903293" calcext:value-type="float">
            <text:p>30.930926290329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0.9273002486415" calcext:value-type="float">
            <text:p>30.927300248641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9262770099705" calcext:value-type="float">
            <text:p>30.92627700997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0.898403374198" calcext:value-type="float">
            <text:p>30.89840337419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8961906727698" calcext:value-type="float">
            <text:p>30.896190672769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8855935972493" calcext:value-type="float">
            <text:p>30.885593597249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0.8708138324018" calcext:value-type="float">
            <text:p>30.870813832401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0.8667999869352" calcext:value-type="float">
            <text:p>30.86679998693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30.863646188086" calcext:value-type="float">
            <text:p>30.86364618808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0.8515622739008" calcext:value-type="float">
            <text:p>30.851562273900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8276405209223" calcext:value-type="float">
            <text:p>30.827640520922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30.8138226161156" calcext:value-type="float">
            <text:p>30.813822616115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7977158987336" calcext:value-type="float">
            <text:p>30.797715898733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797260265066" calcext:value-type="float">
            <text:p>30.7972602650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7823387518669" calcext:value-type="float">
            <text:p>30.782338751866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30.777811104958" calcext:value-type="float">
            <text:p>30.77781110495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0.7775438573848" calcext:value-type="float">
            <text:p>30.777543857384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775821426326" calcext:value-type="float">
            <text:p>30.77582142632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7730484116339" calcext:value-type="float">
            <text:p>30.773048411633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0.7589298797201" calcext:value-type="float">
            <text:p>30.758929879720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754082812705" calcext:value-type="float">
            <text:p>30.7540828127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750837504925" calcext:value-type="float">
            <text:p>30.7508375049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0.7372467717387" calcext:value-type="float">
            <text:p>30.737246771738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30.7323149432257" calcext:value-type="float">
            <text:p>30.732314943225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7289281294795" calcext:value-type="float">
            <text:p>30.728928129479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7255838914659" calcext:value-type="float">
            <text:p>30.725583891465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0.7206020828837" calcext:value-type="float">
            <text:p>30.720602082883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71350621969" calcext:value-type="float">
            <text:p>30.7135062196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0.7130369573028" calcext:value-type="float">
            <text:p>30.713036957302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6925038718053" calcext:value-type="float">
            <text:p>30.692503871805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30.6907545632502" calcext:value-type="float">
            <text:p>30.690754563250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6901962541808" calcext:value-type="float">
            <text:p>30.690196254180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6864397319207" calcext:value-type="float">
            <text:p>30.686439731920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6823732162967" calcext:value-type="float">
            <text:p>30.68237321629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6815381812593" calcext:value-type="float">
            <text:p>30.681538181259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6701073041317" calcext:value-type="float">
            <text:p>30.670107304131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657606658528" calcext:value-type="float">
            <text:p>30.65760665852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6452645078987" calcext:value-type="float">
            <text:p>30.645264507898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0.634675992865" calcext:value-type="float">
            <text:p>30.63467599286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0.6333509956507" calcext:value-type="float">
            <text:p>30.633350995650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0.6273236508031" calcext:value-type="float">
            <text:p>30.627323650803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0.6179999862823" calcext:value-type="float">
            <text:p>30.617999986282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0.6040340158992" calcext:value-type="float">
            <text:p>30.604034015899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6023038237282" calcext:value-type="float">
            <text:p>30.602303823728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5954505311231" calcext:value-type="float">
            <text:p>30.595450531123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5948229008575" calcext:value-type="float">
            <text:p>30.59482290085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5922514635793" calcext:value-type="float">
            <text:p>30.592251463579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0.5749210843538" calcext:value-type="float">
            <text:p>30.57492108435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5661424774899" calcext:value-type="float">
            <text:p>30.566142477489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5634412784767" calcext:value-type="float">
            <text:p>30.56344127847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5228152298529" calcext:value-type="float">
            <text:p>30.522815229852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5167069366307" calcext:value-type="float">
            <text:p>30.516706936630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488318275314" calcext:value-type="float">
            <text:p>30.48831827531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0.4873632972681" calcext:value-type="float">
            <text:p>30.487363297268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4832931317034" calcext:value-type="float">
            <text:p>30.483293131703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0.466527165512" calcext:value-type="float">
            <text:p>30.4665271655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0.4431257200338" calcext:value-type="float">
            <text:p>30.44312572003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435516224246" calcext:value-type="float">
            <text:p>30.43551622424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30.4188499327697" calcext:value-type="float">
            <text:p>30.418849932769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4051527132157" calcext:value-type="float">
            <text:p>30.405152713215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30.3841790298567" calcext:value-type="float">
            <text:p>30.38417902985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3814499562725" calcext:value-type="float">
            <text:p>30.38144995627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30.3680657777781" calcext:value-type="float">
            <text:p>30.368065777778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30.3513405606301" calcext:value-type="float">
            <text:p>30.351340560630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0.3461821913583" calcext:value-type="float">
            <text:p>30.346182191358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3326525925445" calcext:value-type="float">
            <text:p>30.332652592544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32956148552" calcext:value-type="float">
            <text:p>30.3295614855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3240186029319" calcext:value-type="float">
            <text:p>30.324018602931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3233643621047" calcext:value-type="float">
            <text:p>30.323364362104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0.3183293110956" calcext:value-type="float">
            <text:p>30.31832931109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314898668469" calcext:value-type="float">
            <text:p>30.31489866846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2983523607273" calcext:value-type="float">
            <text:p>30.298352360727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30.2968209265089" calcext:value-type="float">
            <text:p>30.296820926508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2931985222498" calcext:value-type="float">
            <text:p>30.293198522249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2848004910367" calcext:value-type="float">
            <text:p>30.28480049103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2622625790201" calcext:value-type="float">
            <text:p>30.262262579020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2567525914415" calcext:value-type="float">
            <text:p>30.256752591441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0.2552536470563" calcext:value-type="float">
            <text:p>30.255253647056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2434158925252" calcext:value-type="float">
            <text:p>30.24341589252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2429958134095" calcext:value-type="float">
            <text:p>30.24299581340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2324174309649" calcext:value-type="float">
            <text:p>30.23241743096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2212763530225" calcext:value-type="float">
            <text:p>30.22127635302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2112317815516" calcext:value-type="float">
            <text:p>30.211231781551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2097471449264" calcext:value-type="float">
            <text:p>30.20974714492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203167308644" calcext:value-type="float">
            <text:p>30.20316730864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0.1916417848166" calcext:value-type="float">
            <text:p>30.191641784816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0.1893766489605" calcext:value-type="float">
            <text:p>30.189376648960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1848802590151" calcext:value-type="float">
            <text:p>30.184880259015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1766910653475" calcext:value-type="float">
            <text:p>30.17669106534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1567788901072" calcext:value-type="float">
            <text:p>30.15677889010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1566408748717" calcext:value-type="float">
            <text:p>30.156640874871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0.1466170440053" calcext:value-type="float">
            <text:p>30.146617044005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1452947458343" calcext:value-type="float">
            <text:p>30.145294745834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1282103675922" calcext:value-type="float">
            <text:p>30.128210367592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1117044842878" calcext:value-type="float">
            <text:p>30.111704484287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1058783634726" calcext:value-type="float">
            <text:p>30.105878363472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.0994641738572" calcext:value-type="float">
            <text:p>30.09946417385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0.0793933197885" calcext:value-type="float">
            <text:p>30.079393319788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0698007547934" calcext:value-type="float">
            <text:p>30.069800754793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0626572667308" calcext:value-type="float">
            <text:p>30.062657266730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039206245204" calcext:value-type="float">
            <text:p>30.03920624520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30.0298073523421" calcext:value-type="float">
            <text:p>30.029807352342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0.0233268412107" calcext:value-type="float">
            <text:p>30.023326841210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0209797529907" calcext:value-type="float">
            <text:p>30.020979752990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30.0166600698912" calcext:value-type="float">
            <text:p>30.01666006989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0.003372909126" calcext:value-type="float">
            <text:p>30.00337290912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9.99985654827" calcext:value-type="float">
            <text:p>29.9998565482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9.9934588292448" calcext:value-type="float">
            <text:p>29.993458829244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9.99196471614" calcext:value-type="float">
            <text:p>29.9919647161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9.989920501619" calcext:value-type="float">
            <text:p>29.98992050161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9755743984118" calcext:value-type="float">
            <text:p>29.975574398411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9.9741339553692" calcext:value-type="float">
            <text:p>29.974133955369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9710475675495" calcext:value-type="float">
            <text:p>29.971047567549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9690789909769" calcext:value-type="float">
            <text:p>29.969078990976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9.9680026030402" calcext:value-type="float">
            <text:p>29.968002603040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9612422571677" calcext:value-type="float">
            <text:p>29.961242257167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9560916452296" calcext:value-type="float">
            <text:p>29.956091645229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9543282795557" calcext:value-type="float">
            <text:p>29.954328279555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9538974770065" calcext:value-type="float">
            <text:p>29.953897477006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9.9516998693688" calcext:value-type="float">
            <text:p>29.951699869368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9473145336892" calcext:value-type="float">
            <text:p>29.947314533689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9454565757215" calcext:value-type="float">
            <text:p>29.945456575721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9392891084271" calcext:value-type="float">
            <text:p>29.939289108427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9322480732533" calcext:value-type="float">
            <text:p>29.932248073253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9226146624711" calcext:value-type="float">
            <text:p>29.922614662471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9056366599914" calcext:value-type="float">
            <text:p>29.905636659991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8976286050285" calcext:value-type="float">
            <text:p>29.897628605028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8975969530517" calcext:value-type="float">
            <text:p>29.897596953051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8932116442653" calcext:value-type="float">
            <text:p>29.893211644265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8907152171567" calcext:value-type="float">
            <text:p>29.89071521715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8846441635091" calcext:value-type="float">
            <text:p>29.884644163509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8844244669851" calcext:value-type="float">
            <text:p>29.884424466985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9.8834946159735" calcext:value-type="float">
            <text:p>29.883494615973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8829641148773" calcext:value-type="float">
            <text:p>29.882964114877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9.8776886235277" calcext:value-type="float">
            <text:p>29.877688623527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8732333847565" calcext:value-type="float">
            <text:p>29.873233384756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8574911419439" calcext:value-type="float">
            <text:p>29.857491141943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9.8283949073626" calcext:value-type="float">
            <text:p>29.828394907362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8283337488201" calcext:value-type="float">
            <text:p>29.828333748820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8215676013913" calcext:value-type="float">
            <text:p>29.821567601391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8205014644687" calcext:value-type="float">
            <text:p>29.820501464468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8181017564829" calcext:value-type="float">
            <text:p>29.818101756482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8035637522165" calcext:value-type="float">
            <text:p>29.803563752216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8023115611586" calcext:value-type="float">
            <text:p>29.802311561158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9.7912652433483" calcext:value-type="float">
            <text:p>29.791265243348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7903919713726" calcext:value-type="float">
            <text:p>29.790391971372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785259399086" calcext:value-type="float">
            <text:p>29.78525939908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7775486795138" calcext:value-type="float">
            <text:p>29.77754867951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7732064050987" calcext:value-type="float">
            <text:p>29.773206405098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7718931927454" calcext:value-type="float">
            <text:p>29.771893192745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7679802112385" calcext:value-type="float">
            <text:p>29.767980211238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7652790050475" calcext:value-type="float">
            <text:p>29.76527900504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7576683458333" calcext:value-type="float">
            <text:p>29.757668345833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9.7551918854928" calcext:value-type="float">
            <text:p>29.755191885492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9.7544019739877" calcext:value-type="float">
            <text:p>29.754401973987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9.7488803557459" calcext:value-type="float">
            <text:p>29.748880355745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7298619387254" calcext:value-type="float">
            <text:p>29.729861938725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7290894756338" calcext:value-type="float">
            <text:p>29.729089475633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7067617032111" calcext:value-type="float">
            <text:p>29.706761703211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692242235915" calcext:value-type="float">
            <text:p>29.69224223591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9.6891617123847" calcext:value-type="float">
            <text:p>29.689161712384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6852094929997" calcext:value-type="float">
            <text:p>29.685209492999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6828563671931" calcext:value-type="float">
            <text:p>29.682856367193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676829691311" calcext:value-type="float">
            <text:p>29.67682969131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6647558181792" calcext:value-type="float">
            <text:p>29.664755818179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6443059580442" calcext:value-type="float">
            <text:p>29.644305958044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9.6345260897717" calcext:value-type="float">
            <text:p>29.634526089771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6301746528675" calcext:value-type="float">
            <text:p>29.63017465286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9.6171414418168" calcext:value-type="float">
            <text:p>29.617141441816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6105430954326" calcext:value-type="float">
            <text:p>29.610543095432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6104139920449" calcext:value-type="float">
            <text:p>29.61041399204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6058359954472" calcext:value-type="float">
            <text:p>29.60583599544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6052303296015" calcext:value-type="float">
            <text:p>29.605230329601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5831699710752" calcext:value-type="float">
            <text:p>29.583169971075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9.5828089555343" calcext:value-type="float">
            <text:p>29.582808955534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9.5690793872226" calcext:value-type="float">
            <text:p>29.569079387222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9.5635132990432" calcext:value-type="float">
            <text:p>29.563513299043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5614959931279" calcext:value-type="float">
            <text:p>29.561495993127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5548957441495" calcext:value-type="float">
            <text:p>29.55489574414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5545257392466" calcext:value-type="float">
            <text:p>29.554525739246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5520454544592" calcext:value-type="float">
            <text:p>29.552045454459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5297946929245" calcext:value-type="float">
            <text:p>29.529794692924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5118224639889" calcext:value-type="float">
            <text:p>29.511822463988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5052444256862" calcext:value-type="float">
            <text:p>29.505244425686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4987671597988" calcext:value-type="float">
            <text:p>29.498767159798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4902342535665" calcext:value-type="float">
            <text:p>29.490234253566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4789735530598" calcext:value-type="float">
            <text:p>29.478973553059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4745820939063" calcext:value-type="float">
            <text:p>29.474582093906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9.4670059736759" calcext:value-type="float">
            <text:p>29.467005973675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4532289534742" calcext:value-type="float">
            <text:p>29.453228953474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4380838810976" calcext:value-type="float">
            <text:p>29.43808388109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4340835433782" calcext:value-type="float">
            <text:p>29.434083543378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3986300555846" calcext:value-type="float">
            <text:p>29.398630055584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3923985840288" calcext:value-type="float">
            <text:p>29.392398584028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3568985709668" calcext:value-type="float">
            <text:p>29.35689857096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3529235576421" calcext:value-type="float">
            <text:p>29.352923557642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349691224932" calcext:value-type="float">
            <text:p>29.34969122493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3450375028479" calcext:value-type="float">
            <text:p>29.345037502847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3399290382724" calcext:value-type="float">
            <text:p>29.339929038272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9.33635456957" calcext:value-type="float">
            <text:p>29.3363545695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9.3360531030022" calcext:value-type="float">
            <text:p>29.336053103002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3332941237407" calcext:value-type="float">
            <text:p>29.333294123740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3300153494984" calcext:value-type="float">
            <text:p>29.330015349498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3144838757071" calcext:value-type="float">
            <text:p>29.314483875707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9.3135288377396" calcext:value-type="float">
            <text:p>29.313528837739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29.3135029787188" calcext:value-type="float">
            <text:p>29.313502978718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9.3106316652725" calcext:value-type="float">
            <text:p>29.310631665272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9.3096322174508" calcext:value-type="float">
            <text:p>29.309632217450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3011728202639" calcext:value-type="float">
            <text:p>29.301172820263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9.2802636864232" calcext:value-type="float">
            <text:p>29.280263686423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9.2772863381733" calcext:value-type="float">
            <text:p>29.27728633817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2725420867311" calcext:value-type="float">
            <text:p>29.272542086731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2568942083302" calcext:value-type="float">
            <text:p>29.256894208330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2539086637213" calcext:value-type="float">
            <text:p>29.253908663721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2494068065778" calcext:value-type="float">
            <text:p>29.249406806577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2454495447399" calcext:value-type="float">
            <text:p>29.245449544739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2357845571878" calcext:value-type="float">
            <text:p>29.235784557187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9.2276954702004" calcext:value-type="float">
            <text:p>29.227695470200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2274247656341" calcext:value-type="float">
            <text:p>29.227424765634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9.2251589220653" calcext:value-type="float">
            <text:p>29.225158922065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9.2216100504287" calcext:value-type="float">
            <text:p>29.221610050428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9.2184035772758" calcext:value-type="float">
            <text:p>29.218403577275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2118681628139" calcext:value-type="float">
            <text:p>29.211868162813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1999520660714" calcext:value-type="float">
            <text:p>29.199952066071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1905741362678" calcext:value-type="float">
            <text:p>29.190574136267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9.1857288220257" calcext:value-type="float">
            <text:p>29.185728822025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162111498205" calcext:value-type="float">
            <text:p>29.16211149820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1600999451789" calcext:value-type="float">
            <text:p>29.160099945178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1546360871424" calcext:value-type="float">
            <text:p>29.154636087142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9.1533545019156" calcext:value-type="float">
            <text:p>29.153354501915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1525750827155" calcext:value-type="float">
            <text:p>29.152575082715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1476063154216" calcext:value-type="float">
            <text:p>29.147606315421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1366145977445" calcext:value-type="float">
            <text:p>29.136614597744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9.1289136298691" calcext:value-type="float">
            <text:p>29.128913629869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121437193841" calcext:value-type="float">
            <text:p>29.12143719384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29.1159631119838" calcext:value-type="float">
            <text:p>29.11596311198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1055661590284" calcext:value-type="float">
            <text:p>29.105566159028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9.1036015927486" calcext:value-type="float">
            <text:p>29.103601592748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0916752133521" calcext:value-type="float">
            <text:p>29.091675213352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0913876805218" calcext:value-type="float">
            <text:p>29.091387680521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0738562523344" calcext:value-type="float">
            <text:p>29.07385625233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0736251857586" calcext:value-type="float">
            <text:p>29.073625185758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29.0733543198164" calcext:value-type="float">
            <text:p>29.07335431981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0731367839837" calcext:value-type="float">
            <text:p>29.073136783983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9.0716952298829" calcext:value-type="float">
            <text:p>29.071695229882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0665240246979" calcext:value-type="float">
            <text:p>29.066524024697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0416605533291" calcext:value-type="float">
            <text:p>29.041660553329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0394749009961" calcext:value-type="float">
            <text:p>29.039474900996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.029521158012" calcext:value-type="float">
            <text:p>29.02952115801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0294682349198" calcext:value-type="float">
            <text:p>29.029468234919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9.0238806720178" calcext:value-type="float">
            <text:p>29.023880672017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0229597664226" calcext:value-type="float">
            <text:p>29.022959766422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9.0225307382211" calcext:value-type="float">
            <text:p>29.02253073822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8.98422818532" calcext:value-type="float">
            <text:p>28.9842281853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9830841438094" calcext:value-type="float">
            <text:p>28.983084143809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9801675339055" calcext:value-type="float">
            <text:p>28.980167533905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8.9795344964337" calcext:value-type="float">
            <text:p>28.979534496433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9790851603081" calcext:value-type="float">
            <text:p>28.979085160308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9639470753252" calcext:value-type="float">
            <text:p>28.96394707532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9638045276334" calcext:value-type="float">
            <text:p>28.963804527633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9601517592163" calcext:value-type="float">
            <text:p>28.960151759216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9584068188161" calcext:value-type="float">
            <text:p>28.958406818816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8.955793799999" calcext:value-type="float">
            <text:p>28.95579379999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9442971670111" calcext:value-type="float">
            <text:p>28.944297167011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9396771420657" calcext:value-type="float">
            <text:p>28.939677142065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28.9288620198229" calcext:value-type="float">
            <text:p>28.928862019822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8.9263057035922" calcext:value-type="float">
            <text:p>28.926305703592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8.9244579611926" calcext:value-type="float">
            <text:p>28.924457961192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9175240729748" calcext:value-type="float">
            <text:p>28.917524072974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8.9108367793519" calcext:value-type="float">
            <text:p>28.910836779351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9097186269076" calcext:value-type="float">
            <text:p>28.90971862690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9025464214199" calcext:value-type="float">
            <text:p>28.902546421419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8986450732249" calcext:value-type="float">
            <text:p>28.898645073224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8.8984149565912" calcext:value-type="float">
            <text:p>28.898414956591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8933003079102" calcext:value-type="float">
            <text:p>28.893300307910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8926954962358" calcext:value-type="float">
            <text:p>28.892695496235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8925489328672" calcext:value-type="float">
            <text:p>28.892548932867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8915796520861" calcext:value-type="float">
            <text:p>28.891579652086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8894788811823" calcext:value-type="float">
            <text:p>28.889478881182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8871381834686" calcext:value-type="float">
            <text:p>28.887138183468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8.8868501214562" calcext:value-type="float">
            <text:p>28.886850121456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8.8830212113055" calcext:value-type="float">
            <text:p>28.883021211305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8811766719776" calcext:value-type="float">
            <text:p>28.88117667197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8.8789904245381" calcext:value-type="float">
            <text:p>28.878990424538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8617653634621" calcext:value-type="float">
            <text:p>28.861765363462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8568702914107" calcext:value-type="float">
            <text:p>28.856870291410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8525864994498" calcext:value-type="float">
            <text:p>28.852586499449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8.8515351877328" calcext:value-type="float">
            <text:p>28.851535187732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8448262084357" calcext:value-type="float">
            <text:p>28.844826208435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8216940527695" calcext:value-type="float">
            <text:p>28.821694052769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8163893650129" calcext:value-type="float">
            <text:p>28.816389365012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8024485316017" calcext:value-type="float">
            <text:p>28.802448531601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7948822531703" calcext:value-type="float">
            <text:p>28.794882253170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7854820331866" calcext:value-type="float">
            <text:p>28.785482033186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7" office:value-type="float" office:value="0.8" calcext:value-type="float">
            <text:p>0.8</text:p>
          </table:table-cell>
          <table:table-cell office:value-type="float" office:value="28.776880792945" calcext:value-type="float">
            <text:p>28.7768807929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7636883163698" calcext:value-type="float">
            <text:p>28.763688316369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8.7561947701846" calcext:value-type="float">
            <text:p>28.756194770184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8.7537184156548" calcext:value-type="float">
            <text:p>28.753718415654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7504886741195" calcext:value-type="float">
            <text:p>28.750488674119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748354723234" calcext:value-type="float">
            <text:p>28.74835472323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8.7458728166427" calcext:value-type="float">
            <text:p>28.745872816642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28.7429736922071" calcext:value-type="float">
            <text:p>28.742973692207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8.7427518195224" calcext:value-type="float">
            <text:p>28.74275181952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28.7403508374356" calcext:value-type="float">
            <text:p>28.740350837435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7205913442589" calcext:value-type="float">
            <text:p>28.720591344258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7198013090879" calcext:value-type="float">
            <text:p>28.719801309087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714056826961" calcext:value-type="float">
            <text:p>28.71405682696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8.7125703496718" calcext:value-type="float">
            <text:p>28.712570349671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8.7090051814227" calcext:value-type="float">
            <text:p>28.709005181422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6989657272816" calcext:value-type="float">
            <text:p>28.698965727281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6976090879067" calcext:value-type="float">
            <text:p>28.69760908790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6958078753935" calcext:value-type="float">
            <text:p>28.695807875393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6873233206889" calcext:value-type="float">
            <text:p>28.687323320688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6833767393922" calcext:value-type="float">
            <text:p>28.683376739392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6831682511567" calcext:value-type="float">
            <text:p>28.68316825115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682194367835" calcext:value-type="float">
            <text:p>28.68219436783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28.6739765860204" calcext:value-type="float">
            <text:p>28.673976586020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8.6525097049845" calcext:value-type="float">
            <text:p>28.652509704984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6509537021799" calcext:value-type="float">
            <text:p>28.650953702179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6399913059696" calcext:value-type="float">
            <text:p>28.639991305969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8.6352337926434" calcext:value-type="float">
            <text:p>28.635233792643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62989379096" calcext:value-type="float">
            <text:p>28.6298937909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8.6295073100969" calcext:value-type="float">
            <text:p>28.629507310096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8.6149468941325" calcext:value-type="float">
            <text:p>28.61494689413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6088536352142" calcext:value-type="float">
            <text:p>28.608853635214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8.6079446988448" calcext:value-type="float">
            <text:p>28.607944698844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606747170239" calcext:value-type="float">
            <text:p>28.60674717023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28.6052807483154" calcext:value-type="float">
            <text:p>28.605280748315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6050524049372" calcext:value-type="float">
            <text:p>28.605052404937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6037784076498" calcext:value-type="float">
            <text:p>28.603778407649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6012215900356" calcext:value-type="float">
            <text:p>28.60122159003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5967749774704" calcext:value-type="float">
            <text:p>28.596774977470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5954461896343" calcext:value-type="float">
            <text:p>28.595446189634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8.593190488788" calcext:value-type="float">
            <text:p>28.59319048878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5897179921354" calcext:value-type="float">
            <text:p>28.589717992135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8.5893273141805" calcext:value-type="float">
            <text:p>28.58932731418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5860861698029" calcext:value-type="float">
            <text:p>28.586086169802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5847319653977" calcext:value-type="float">
            <text:p>28.584731965397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5792132995957" calcext:value-type="float">
            <text:p>28.579213299595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5782290556162" calcext:value-type="float">
            <text:p>28.578229055616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5758495499796" calcext:value-type="float">
            <text:p>28.57584954997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5750878781715" calcext:value-type="float">
            <text:p>28.575087878171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8.5732362871206" calcext:value-type="float">
            <text:p>28.573236287120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5621305826115" calcext:value-type="float">
            <text:p>28.562130582611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5519879730047" calcext:value-type="float">
            <text:p>28.551987973004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5490836127441" calcext:value-type="float">
            <text:p>28.549083612744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28.5438875772283" calcext:value-type="float">
            <text:p>28.54388757722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538268153744" calcext:value-type="float">
            <text:p>28.5382681537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5360836254347" calcext:value-type="float">
            <text:p>28.536083625434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5264668307571" calcext:value-type="float">
            <text:p>28.526466830757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8.5193711841544" calcext:value-type="float">
            <text:p>28.519371184154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5187411722895" calcext:value-type="float">
            <text:p>28.51874117228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5171069870082" calcext:value-type="float">
            <text:p>28.517106987008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516098050263" calcext:value-type="float">
            <text:p>28.51609805026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512338582924" calcext:value-type="float">
            <text:p>28.51233858292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8.5057408544508" calcext:value-type="float">
            <text:p>28.505740854450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503571020643" calcext:value-type="float">
            <text:p>28.50357102064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5035408874158" calcext:value-type="float">
            <text:p>28.503540887415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4865473889453" calcext:value-type="float">
            <text:p>28.486547388945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4757916291715" calcext:value-type="float">
            <text:p>28.475791629171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4682436619179" calcext:value-type="float">
            <text:p>28.468243661917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8.4672245727898" calcext:value-type="float">
            <text:p>28.467224572789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4617106894841" calcext:value-type="float">
            <text:p>28.461710689484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8.4614954829302" calcext:value-type="float">
            <text:p>28.461495482930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4544115510983" calcext:value-type="float">
            <text:p>28.45441155109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4511394135489" calcext:value-type="float">
            <text:p>28.451139413548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8.451003705689" calcext:value-type="float">
            <text:p>28.45100370568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4476972097302" calcext:value-type="float">
            <text:p>28.44769720973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8.445065496978" calcext:value-type="float">
            <text:p>28.44506549697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4278588276031" calcext:value-type="float">
            <text:p>28.427858827603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4278338134913" calcext:value-type="float">
            <text:p>28.427833813491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8.4251498221213" calcext:value-type="float">
            <text:p>28.425149822121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4223748617269" calcext:value-type="float">
            <text:p>28.42237486172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4174894410672" calcext:value-type="float">
            <text:p>28.41748944106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4109265661452" calcext:value-type="float">
            <text:p>28.410926566145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8.3980467973244" calcext:value-type="float">
            <text:p>28.398046797324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3971609355403" calcext:value-type="float">
            <text:p>28.397160935540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387148191987" calcext:value-type="float">
            <text:p>28.38714819198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3835850790391" calcext:value-type="float">
            <text:p>28.383585079039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3784474757844" calcext:value-type="float">
            <text:p>28.378447475784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8.3768862630725" calcext:value-type="float">
            <text:p>28.37688626307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3732466058757" calcext:value-type="float">
            <text:p>28.373246605875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3525739655208" calcext:value-type="float">
            <text:p>28.352573965520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3476321283502" calcext:value-type="float">
            <text:p>28.34763212835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3404270324119" calcext:value-type="float">
            <text:p>28.340427032411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338444974238" calcext:value-type="float">
            <text:p>28.3384449742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3373818314444" calcext:value-type="float">
            <text:p>28.33738183144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3347582820082" calcext:value-type="float">
            <text:p>28.334758282008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3278648792593" calcext:value-type="float">
            <text:p>28.327864879259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3265684873148" calcext:value-type="float">
            <text:p>28.326568487314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3034177256628" calcext:value-type="float">
            <text:p>28.303417725662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8.2988659280472" calcext:value-type="float">
            <text:p>28.29886592804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2951090361982" calcext:value-type="float">
            <text:p>28.295109036198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2941060364696" calcext:value-type="float">
            <text:p>28.29410603646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2912725526908" calcext:value-type="float">
            <text:p>28.291272552690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8.2905675698901" calcext:value-type="float">
            <text:p>28.290567569890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2884164028254" calcext:value-type="float">
            <text:p>28.288416402825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8.2825250401476" calcext:value-type="float">
            <text:p>28.282525040147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2758172040152" calcext:value-type="float">
            <text:p>28.27581720401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2718864580048" calcext:value-type="float">
            <text:p>28.271886458004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2684310219311" calcext:value-type="float">
            <text:p>28.268431021931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2526857678313" calcext:value-type="float">
            <text:p>28.252685767831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2520139552881" calcext:value-type="float">
            <text:p>28.252013955288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2428152142691" calcext:value-type="float">
            <text:p>28.242815214269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2402334140892" calcext:value-type="float">
            <text:p>28.240233414089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8.2376073870762" calcext:value-type="float">
            <text:p>28.237607387076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2352700424115" calcext:value-type="float">
            <text:p>28.235270042411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2315398243164" calcext:value-type="float">
            <text:p>28.231539824316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227462248939" calcext:value-type="float">
            <text:p>28.22746224893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2230496640633" calcext:value-type="float">
            <text:p>28.223049664063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2211520914109" calcext:value-type="float">
            <text:p>28.221152091410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2154688090893" calcext:value-type="float">
            <text:p>28.215468809089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2147835787344" calcext:value-type="float">
            <text:p>28.214783578734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2132047812313" calcext:value-type="float">
            <text:p>28.213204781231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21140043565" calcext:value-type="float">
            <text:p>28.2114004356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2086298710812" calcext:value-type="float">
            <text:p>28.208629871081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2007967994759" calcext:value-type="float">
            <text:p>28.200796799475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1934827962252" calcext:value-type="float">
            <text:p>28.19348279622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193147138973" calcext:value-type="float">
            <text:p>28.19314713897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189652363426" calcext:value-type="float">
            <text:p>28.18965236342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1890770641666" calcext:value-type="float">
            <text:p>28.189077064166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8.16906754417" calcext:value-type="float">
            <text:p>28.1690675441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8.1667528654832" calcext:value-type="float">
            <text:p>28.166752865483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166399689259" calcext:value-type="float">
            <text:p>28.16639968925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1649160705179" calcext:value-type="float">
            <text:p>28.164916070517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8.1641068800628" calcext:value-type="float">
            <text:p>28.164106880062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8.1638274636944" calcext:value-type="float">
            <text:p>28.163827463694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8.1606475910578" calcext:value-type="float">
            <text:p>28.160647591057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28.1579530912049" calcext:value-type="float">
            <text:p>28.157953091204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1415548794391" calcext:value-type="float">
            <text:p>28.141554879439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8.1404327498982" calcext:value-type="float">
            <text:p>28.140432749898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1392140094972" calcext:value-type="float">
            <text:p>28.13921400949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137857368838" calcext:value-type="float">
            <text:p>28.13785736883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1347449551929" calcext:value-type="float">
            <text:p>28.134744955192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1334717798812" calcext:value-type="float">
            <text:p>28.133471779881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1315363142659" calcext:value-type="float">
            <text:p>28.131536314265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1257098982315" calcext:value-type="float">
            <text:p>28.125709898231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1144739509647" calcext:value-type="float">
            <text:p>28.114473950964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114275214327" calcext:value-type="float">
            <text:p>28.11427521432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8.1129150903747" calcext:value-type="float">
            <text:p>28.112915090374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0996520903952" calcext:value-type="float">
            <text:p>28.09965209039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0964808482105" calcext:value-type="float">
            <text:p>28.096480848210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0819605404017" calcext:value-type="float">
            <text:p>28.081960540401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8.0772014843256" calcext:value-type="float">
            <text:p>28.07720148432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8.0764574310313" calcext:value-type="float">
            <text:p>28.076457431031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8.0567734527164" calcext:value-type="float">
            <text:p>28.05677345271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0476067044392" calcext:value-type="float">
            <text:p>28.047606704439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0461283608268" calcext:value-type="float">
            <text:p>28.046128360826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8.043253137753" calcext:value-type="float">
            <text:p>28.04325313775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8.0295670928625" calcext:value-type="float">
            <text:p>28.0295670928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0266229314475" calcext:value-type="float">
            <text:p>28.02662293144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8.0187215332605" calcext:value-type="float">
            <text:p>28.018721533260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8.0121572175551" calcext:value-type="float">
            <text:p>28.012157217555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0101997372691" calcext:value-type="float">
            <text:p>28.010199737269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8.010153357331" calcext:value-type="float">
            <text:p>28.01015335733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.0074571570195" calcext:value-type="float">
            <text:p>28.007457157019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0054666759021" calcext:value-type="float">
            <text:p>28.005466675902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8.0000731584527" calcext:value-type="float">
            <text:p>28.000073158452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9948997970492" calcext:value-type="float">
            <text:p>27.994899797049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99432988562" calcext:value-type="float">
            <text:p>27.9943298856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9942344638646" calcext:value-type="float">
            <text:p>27.994234463864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7" office:value-type="float" office:value="0.8" calcext:value-type="float">
            <text:p>0.8</text:p>
          </table:table-cell>
          <table:table-cell office:value-type="float" office:value="27.9932485120665" calcext:value-type="float">
            <text:p>27.993248512066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9894059282364" calcext:value-type="float">
            <text:p>27.989405928236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9886218850318" calcext:value-type="float">
            <text:p>27.988621885031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9849222487985" calcext:value-type="float">
            <text:p>27.984922248798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9793156998276" calcext:value-type="float">
            <text:p>27.97931569982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7.9679730638636" calcext:value-type="float">
            <text:p>27.967973063863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9624091878452" calcext:value-type="float">
            <text:p>27.962409187845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9614251391779" calcext:value-type="float">
            <text:p>27.961425139177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954125926751" calcext:value-type="float">
            <text:p>27.95412592675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9518795094712" calcext:value-type="float">
            <text:p>27.951879509471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9515901853745" calcext:value-type="float">
            <text:p>27.951590185374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9513345391238" calcext:value-type="float">
            <text:p>27.951334539123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9482461774877" calcext:value-type="float">
            <text:p>27.948246177487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9445610828793" calcext:value-type="float">
            <text:p>27.944561082879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943819091385" calcext:value-type="float">
            <text:p>27.94381909138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9433786280666" calcext:value-type="float">
            <text:p>27.943378628066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9398866802543" calcext:value-type="float">
            <text:p>27.939886680254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7.9355502987821" calcext:value-type="float">
            <text:p>27.935550298782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9279737147811" calcext:value-type="float">
            <text:p>27.92797371478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7.9265749041548" calcext:value-type="float">
            <text:p>27.926574904154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7.9195315269323" calcext:value-type="float">
            <text:p>27.919531526932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9146365641184" calcext:value-type="float">
            <text:p>27.914636564118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7.9135350257874" calcext:value-type="float">
            <text:p>27.913535025787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910005649659" calcext:value-type="float">
            <text:p>27.91000564965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9052657530895" calcext:value-type="float">
            <text:p>27.905265753089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9045640051561" calcext:value-type="float">
            <text:p>27.904564005156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8991271531496" calcext:value-type="float">
            <text:p>27.89912715314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8963604016019" calcext:value-type="float">
            <text:p>27.896360401601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8926531610302" calcext:value-type="float">
            <text:p>27.892653161030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8918467348946" calcext:value-type="float">
            <text:p>27.891846734894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7.8850179875055" calcext:value-type="float">
            <text:p>27.885017987505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8836154146986" calcext:value-type="float">
            <text:p>27.883615414698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7.8789749738056" calcext:value-type="float">
            <text:p>27.878974973805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7.8585136450656" calcext:value-type="float">
            <text:p>27.858513645065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7.8546498115272" calcext:value-type="float">
            <text:p>27.854649811527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8496085801338" calcext:value-type="float">
            <text:p>27.849608580133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7.8377265260307" calcext:value-type="float">
            <text:p>27.837726526030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8335606410537" calcext:value-type="float">
            <text:p>27.833560641053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8326040538328" calcext:value-type="float">
            <text:p>27.832604053832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8321593635405" calcext:value-type="float">
            <text:p>27.832159363540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8316594595444" calcext:value-type="float">
            <text:p>27.831659459544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830114465303" calcext:value-type="float">
            <text:p>27.83011446530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8283083574854" calcext:value-type="float">
            <text:p>27.828308357485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8277707391429" calcext:value-type="float">
            <text:p>27.827770739142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823880620259" calcext:value-type="float">
            <text:p>27.82388062025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8218368826903" calcext:value-type="float">
            <text:p>27.82183688269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8162060791904" calcext:value-type="float">
            <text:p>27.816206079190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8105979485361" calcext:value-type="float">
            <text:p>27.810597948536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8055787998376" calcext:value-type="float">
            <text:p>27.805578799837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7984579575973" calcext:value-type="float">
            <text:p>27.798457957597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7.7941296633673" calcext:value-type="float">
            <text:p>27.794129663367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7848880103268" calcext:value-type="float">
            <text:p>27.784888010326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7823315852663" calcext:value-type="float">
            <text:p>27.782331585266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.8" calcext:value-type="float">
            <text:p>0.8</text:p>
          </table:table-cell>
          <table:table-cell office:value-type="float" office:value="27.7815108759331" calcext:value-type="float">
            <text:p>27.781510875933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780350026" calcext:value-type="float">
            <text:p>27.78035002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7787846469961" calcext:value-type="float">
            <text:p>27.778784646996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7782691328526" calcext:value-type="float">
            <text:p>27.778269132852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7757966804555" calcext:value-type="float">
            <text:p>27.775796680455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7.7709454846872" calcext:value-type="float">
            <text:p>27.77094548468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765034935946" calcext:value-type="float">
            <text:p>27.76503493594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7567656468096" calcext:value-type="float">
            <text:p>27.756765646809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7537720002995" calcext:value-type="float">
            <text:p>27.753772000299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750629716094" calcext:value-type="float">
            <text:p>27.7506297160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7501677278862" calcext:value-type="float">
            <text:p>27.750167727886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7424195782263" calcext:value-type="float">
            <text:p>27.742419578226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7.7404731510196" calcext:value-type="float">
            <text:p>27.740473151019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7368929118223" calcext:value-type="float">
            <text:p>27.736892911822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7362829085634" calcext:value-type="float">
            <text:p>27.736282908563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7300582369681" calcext:value-type="float">
            <text:p>27.730058236968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729812294133" calcext:value-type="float">
            <text:p>27.72981229413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72206995663" calcext:value-type="float">
            <text:p>27.7220699566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7.720389061724" calcext:value-type="float">
            <text:p>27.7203890617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7195797939347" calcext:value-type="float">
            <text:p>27.71957979393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7169576228222" calcext:value-type="float">
            <text:p>27.716957622822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7156470373665" calcext:value-type="float">
            <text:p>27.715647037366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7076634383605" calcext:value-type="float">
            <text:p>27.707663438360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7051167761794" calcext:value-type="float">
            <text:p>27.705116776179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7035474551756" calcext:value-type="float">
            <text:p>27.703547455175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7025944714004" calcext:value-type="float">
            <text:p>27.702594471400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696157541058" calcext:value-type="float">
            <text:p>27.69615754105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6924053124206" calcext:value-type="float">
            <text:p>27.692405312420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7.6900877019432" calcext:value-type="float">
            <text:p>27.690087701943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6889228756999" calcext:value-type="float">
            <text:p>27.688922875699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6853767762548" calcext:value-type="float">
            <text:p>27.685376776254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6825019201712" calcext:value-type="float">
            <text:p>27.682501920171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7.682050162841" calcext:value-type="float">
            <text:p>27.68205016284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6762142195871" calcext:value-type="float">
            <text:p>27.676214219587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6758178644126" calcext:value-type="float">
            <text:p>27.675817864412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6696747365701" calcext:value-type="float">
            <text:p>27.669674736570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6691578112962" calcext:value-type="float">
            <text:p>27.669157811296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6686637522013" calcext:value-type="float">
            <text:p>27.668663752201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6656263819342" calcext:value-type="float">
            <text:p>27.665626381934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6650981694748" calcext:value-type="float">
            <text:p>27.665098169474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7.6649970609981" calcext:value-type="float">
            <text:p>27.664997060998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6620495715647" calcext:value-type="float">
            <text:p>27.662049571564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6611201820067" calcext:value-type="float">
            <text:p>27.66112018200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7.6567135414489" calcext:value-type="float">
            <text:p>27.656713541448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6557514976494" calcext:value-type="float">
            <text:p>27.655751497649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27.6553159837956" calcext:value-type="float">
            <text:p>27.655315983795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6552682845811" calcext:value-type="float">
            <text:p>27.65526828458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6523852256726" calcext:value-type="float">
            <text:p>27.652385225672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27.6496241063532" calcext:value-type="float">
            <text:p>27.649624106353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6406586705891" calcext:value-type="float">
            <text:p>27.640658670589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6357781617373" calcext:value-type="float">
            <text:p>27.635778161737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6306879224643" calcext:value-type="float">
            <text:p>27.630687922464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6257474371131" calcext:value-type="float">
            <text:p>27.625747437113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6233576897436" calcext:value-type="float">
            <text:p>27.623357689743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6200047449932" calcext:value-type="float">
            <text:p>27.620004744993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618968805631" calcext:value-type="float">
            <text:p>27.61896880563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7.6119077918209" calcext:value-type="float">
            <text:p>27.611907791820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6108534549864" calcext:value-type="float">
            <text:p>27.61085345498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6056265080014" calcext:value-type="float">
            <text:p>27.605626508001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5823608869568" calcext:value-type="float">
            <text:p>27.582360886956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5821511136747" calcext:value-type="float">
            <text:p>27.582151113674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5752345237537" calcext:value-type="float">
            <text:p>27.575234523753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5726852530671" calcext:value-type="float">
            <text:p>27.572685253067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7.5599069031171" calcext:value-type="float">
            <text:p>27.559906903117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5578914639954" calcext:value-type="float">
            <text:p>27.557891463995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5567609425025" calcext:value-type="float">
            <text:p>27.55676094250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556616571095" calcext:value-type="float">
            <text:p>27.55661657109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5551523393208" calcext:value-type="float">
            <text:p>27.555152339320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5516302279951" calcext:value-type="float">
            <text:p>27.551630227995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550860384767" calcext:value-type="float">
            <text:p>27.55086038476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5471494142818" calcext:value-type="float">
            <text:p>27.547149414281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7.5365967911403" calcext:value-type="float">
            <text:p>27.536596791140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7.5357037452478" calcext:value-type="float">
            <text:p>27.535703745247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5353780071993" calcext:value-type="float">
            <text:p>27.535378007199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535048408856" calcext:value-type="float">
            <text:p>27.5350484088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5135477853294" calcext:value-type="float">
            <text:p>27.51354778532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5126898945213" calcext:value-type="float">
            <text:p>27.512689894521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5074238503356" calcext:value-type="float">
            <text:p>27.507423850335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5048841767427" calcext:value-type="float">
            <text:p>27.504884176742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5037604059456" calcext:value-type="float">
            <text:p>27.50376040594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5032342598946" calcext:value-type="float">
            <text:p>27.503234259894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5025790334033" calcext:value-type="float">
            <text:p>27.502579033403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4955106150255" calcext:value-type="float">
            <text:p>27.495510615025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4947972018976" calcext:value-type="float">
            <text:p>27.49479720189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7.4885926692295" calcext:value-type="float">
            <text:p>27.48859266922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487686775044" calcext:value-type="float">
            <text:p>27.4876867750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4839876556995" calcext:value-type="float">
            <text:p>27.483987655699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7" office:value-type="float" office:value="0.8" calcext:value-type="float">
            <text:p>0.8</text:p>
          </table:table-cell>
          <table:table-cell office:value-type="float" office:value="27.4794331971887" calcext:value-type="float">
            <text:p>27.479433197188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4792908797196" calcext:value-type="float">
            <text:p>27.479290879719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477780136377" calcext:value-type="float">
            <text:p>27.47778013637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4742721785651" calcext:value-type="float">
            <text:p>27.474272178565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4612864090766" calcext:value-type="float">
            <text:p>27.461286409076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4580598235893" calcext:value-type="float">
            <text:p>27.458059823589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4573544531079" calcext:value-type="float">
            <text:p>27.457354453107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4504163207389" calcext:value-type="float">
            <text:p>27.450416320738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4474711998588" calcext:value-type="float">
            <text:p>27.447471199858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8" office:value-type="float" office:value="0.8" calcext:value-type="float">
            <text:p>0.8</text:p>
          </table:table-cell>
          <table:table-cell office:value-type="float" office:value="27.4462519436062" calcext:value-type="float">
            <text:p>27.446251943606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4459609976612" calcext:value-type="float">
            <text:p>27.44596099766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4371530882703" calcext:value-type="float">
            <text:p>27.437153088270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4268681112449" calcext:value-type="float">
            <text:p>27.426868111244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4175785134524" calcext:value-type="float">
            <text:p>27.417578513452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4149329531015" calcext:value-type="float">
            <text:p>27.414932953101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4129843645358" calcext:value-type="float">
            <text:p>27.412984364535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3970446763799" calcext:value-type="float">
            <text:p>27.397044676379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7.3934092061123" calcext:value-type="float">
            <text:p>27.393409206112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3921928338789" calcext:value-type="float">
            <text:p>27.392192833878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3920198699232" calcext:value-type="float">
            <text:p>27.392019869923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27.3840430238243" calcext:value-type="float">
            <text:p>27.384043023824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7.3812295443587" calcext:value-type="float">
            <text:p>27.381229544358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3754178914609" calcext:value-type="float">
            <text:p>27.375417891460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3712066716738" calcext:value-type="float">
            <text:p>27.37120667167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3699674468582" calcext:value-type="float">
            <text:p>27.369967446858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7.3634993976893" calcext:value-type="float">
            <text:p>27.363499397689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3591234248316" calcext:value-type="float">
            <text:p>27.359123424831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7.3441352975668" calcext:value-type="float">
            <text:p>27.344135297566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7.3401842732335" calcext:value-type="float">
            <text:p>27.340184273233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3344673579389" calcext:value-type="float">
            <text:p>27.334467357938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3323637225789" calcext:value-type="float">
            <text:p>27.332363722578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3205723706413" calcext:value-type="float">
            <text:p>27.320572370641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3193537041712" calcext:value-type="float">
            <text:p>27.319353704171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3178106020922" calcext:value-type="float">
            <text:p>27.317810602092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2939312198814" calcext:value-type="float">
            <text:p>27.293931219881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2864847129786" calcext:value-type="float">
            <text:p>27.286484712978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2720612494828" calcext:value-type="float">
            <text:p>27.272061249482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2665952615655" calcext:value-type="float">
            <text:p>27.266595261565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2622844775769" calcext:value-type="float">
            <text:p>27.26228447757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2550145122362" calcext:value-type="float">
            <text:p>27.255014512236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7.2541537560743" calcext:value-type="float">
            <text:p>27.254153756074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251536935542" calcext:value-type="float">
            <text:p>27.2515369355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7.2442390179943" calcext:value-type="float">
            <text:p>27.244239017994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7.2426874977424" calcext:value-type="float">
            <text:p>27.242687497742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2413687118099" calcext:value-type="float">
            <text:p>27.241368711809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2387686251028" calcext:value-type="float">
            <text:p>27.238768625102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2343955137934" calcext:value-type="float">
            <text:p>27.234395513793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27.2342666141808" calcext:value-type="float">
            <text:p>27.234266614180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7.2245691166821" calcext:value-type="float">
            <text:p>27.224569116682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2240985610173" calcext:value-type="float">
            <text:p>27.224098561017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2220934516135" calcext:value-type="float">
            <text:p>27.222093451613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2215102965708" calcext:value-type="float">
            <text:p>27.221510296570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7.2202828114813" calcext:value-type="float">
            <text:p>27.220282811481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2198634870961" calcext:value-type="float">
            <text:p>27.219863487096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2194286198154" calcext:value-type="float">
            <text:p>27.219428619815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2154357640514" calcext:value-type="float">
            <text:p>27.215435764051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2139799645403" calcext:value-type="float">
            <text:p>27.213979964540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7.2134825934414" calcext:value-type="float">
            <text:p>27.213482593441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2047822688666" calcext:value-type="float">
            <text:p>27.204782268866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201478043253" calcext:value-type="float">
            <text:p>27.20147804325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7.192442771237" calcext:value-type="float">
            <text:p>27.19244277123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1781740341387" calcext:value-type="float">
            <text:p>27.178174034138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17780332206" calcext:value-type="float">
            <text:p>27.1778033220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1768818931469" calcext:value-type="float">
            <text:p>27.17688189314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1681200064414" calcext:value-type="float">
            <text:p>27.168120006441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167004784801" calcext:value-type="float">
            <text:p>27.16700478480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7.1643147241053" calcext:value-type="float">
            <text:p>27.164314724105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1623041627055" calcext:value-type="float">
            <text:p>27.162304162705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1524226460091" calcext:value-type="float">
            <text:p>27.152422646009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1511493387095" calcext:value-type="float">
            <text:p>27.151149338709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1501465428356" calcext:value-type="float">
            <text:p>27.150146542835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7.1444714187558" calcext:value-type="float">
            <text:p>27.144471418755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1438457901164" calcext:value-type="float">
            <text:p>27.143845790116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1394836795541" calcext:value-type="float">
            <text:p>27.139483679554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1382497173138" calcext:value-type="float">
            <text:p>27.138249717313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1351219950619" calcext:value-type="float">
            <text:p>27.135121995061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7.1343524730534" calcext:value-type="float">
            <text:p>27.134352473053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1324088314611" calcext:value-type="float">
            <text:p>27.13240883146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1309558274587" calcext:value-type="float">
            <text:p>27.130955827458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1273047664189" calcext:value-type="float">
            <text:p>27.127304766418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1233026197229" calcext:value-type="float">
            <text:p>27.123302619722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27.1195253160845" calcext:value-type="float">
            <text:p>27.11952531608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1180116789411" calcext:value-type="float">
            <text:p>27.118011678941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1167003582301" calcext:value-type="float">
            <text:p>27.116700358230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1150215229599" calcext:value-type="float">
            <text:p>27.115021522959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107475963275" calcext:value-type="float">
            <text:p>27.1074759632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7.1038245640821" calcext:value-type="float">
            <text:p>27.103824564082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099926852391" calcext:value-type="float">
            <text:p>27.09992685239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0995441637761" calcext:value-type="float">
            <text:p>27.099544163776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0947676233083" calcext:value-type="float">
            <text:p>27.09476762330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0918618438672" calcext:value-type="float">
            <text:p>27.091861843867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0917677455539" calcext:value-type="float">
            <text:p>27.091767745553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0903643844694" calcext:value-type="float">
            <text:p>27.09036438446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0899452925389" calcext:value-type="float">
            <text:p>27.089945292538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0725762354556" calcext:value-type="float">
            <text:p>27.072576235455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0660755372494" calcext:value-type="float">
            <text:p>27.06607553724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7.0650869670222" calcext:value-type="float">
            <text:p>27.065086967022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0569427938864" calcext:value-type="float">
            <text:p>27.05694279388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0508194877353" calcext:value-type="float">
            <text:p>27.050819487735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0486095626563" calcext:value-type="float">
            <text:p>27.048609562656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7.0465343252075" calcext:value-type="float">
            <text:p>27.04653432520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0440169045153" calcext:value-type="float">
            <text:p>27.044016904515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27.0364944288834" calcext:value-type="float">
            <text:p>27.036494428883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7.0296775776689" calcext:value-type="float">
            <text:p>27.029677577668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7.0266692603058" calcext:value-type="float">
            <text:p>27.026669260305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27.0256745539197" calcext:value-type="float">
            <text:p>27.025674553919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0229831049379" calcext:value-type="float">
            <text:p>27.022983104937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0177258480846" calcext:value-type="float">
            <text:p>27.017725848084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0098046825024" calcext:value-type="float">
            <text:p>27.009804682502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7.0097599584147" calcext:value-type="float">
            <text:p>27.009759958414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0072833697756" calcext:value-type="float">
            <text:p>27.00728336977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.0059661439665" calcext:value-type="float">
            <text:p>27.005966143966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7.0028679749867" calcext:value-type="float">
            <text:p>27.00286797498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9955846620835" calcext:value-type="float">
            <text:p>26.995584662083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9920327765318" calcext:value-type="float">
            <text:p>26.992032776531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9907351489545" calcext:value-type="float">
            <text:p>26.990735148954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6.9822200779009" calcext:value-type="float">
            <text:p>26.982220077900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9805944147496" calcext:value-type="float">
            <text:p>26.98059441474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9802445883747" calcext:value-type="float">
            <text:p>26.980244588374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9766578509875" calcext:value-type="float">
            <text:p>26.97665785098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9752132693975" calcext:value-type="float">
            <text:p>26.97521326939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6.9720561240794" calcext:value-type="float">
            <text:p>26.972056124079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6.9680106431326" calcext:value-type="float">
            <text:p>26.968010643132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9587606896795" calcext:value-type="float">
            <text:p>26.95876068967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7" office:value-type="float" office:value="0.8" calcext:value-type="float">
            <text:p>0.8</text:p>
          </table:table-cell>
          <table:table-cell office:value-type="float" office:value="26.948234124036" calcext:value-type="float">
            <text:p>26.94823412403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6.9478226353112" calcext:value-type="float">
            <text:p>26.947822635311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6.9471782555677" calcext:value-type="float">
            <text:p>26.947178255567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9446097200238" calcext:value-type="float">
            <text:p>26.94460972002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9438668799064" calcext:value-type="float">
            <text:p>26.94386687990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9419835555191" calcext:value-type="float">
            <text:p>26.941983555519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9419499348943" calcext:value-type="float">
            <text:p>26.941949934894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26.9404682731257" calcext:value-type="float">
            <text:p>26.940468273125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9311815774272" calcext:value-type="float">
            <text:p>26.931181577427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9222852425448" calcext:value-type="float">
            <text:p>26.922285242544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9219624553998" calcext:value-type="float">
            <text:p>26.921962455399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917269816999" calcext:value-type="float">
            <text:p>26.91726981699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6.9155815813709" calcext:value-type="float">
            <text:p>26.915581581370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6.9125008570095" calcext:value-type="float">
            <text:p>26.912500857009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9108162644203" calcext:value-type="float">
            <text:p>26.910816264420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9096482633102" calcext:value-type="float">
            <text:p>26.909648263310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9019431551886" calcext:value-type="float">
            <text:p>26.901943155188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8924877654112" calcext:value-type="float">
            <text:p>26.892487765411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8893642215635" calcext:value-type="float">
            <text:p>26.889364221563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6.8877220791473" calcext:value-type="float">
            <text:p>26.887722079147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8868702204934" calcext:value-type="float">
            <text:p>26.886870220493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8844251098694" calcext:value-type="float">
            <text:p>26.884425109869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8737140433501" calcext:value-type="float">
            <text:p>26.873714043350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8719005133482" calcext:value-type="float">
            <text:p>26.871900513348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8686948042355" calcext:value-type="float">
            <text:p>26.868694804235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8632572239876" calcext:value-type="float">
            <text:p>26.863257223987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6.8607952501391" calcext:value-type="float">
            <text:p>26.860795250139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8596428226308" calcext:value-type="float">
            <text:p>26.859642822630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8589350400067" calcext:value-type="float">
            <text:p>26.85893504000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8575647398685" calcext:value-type="float">
            <text:p>26.857564739868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849428268195" calcext:value-type="float">
            <text:p>26.8494282681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8468852492633" calcext:value-type="float">
            <text:p>26.846885249263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8465869129419" calcext:value-type="float">
            <text:p>26.846586912941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8438561314499" calcext:value-type="float">
            <text:p>26.843856131449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8421074422379" calcext:value-type="float">
            <text:p>26.842107442237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8327124969694" calcext:value-type="float">
            <text:p>26.832712496969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8256050590996" calcext:value-type="float">
            <text:p>26.825605059099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8252830118972" calcext:value-type="float">
            <text:p>26.825283011897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8240589211755" calcext:value-type="float">
            <text:p>26.824058921175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8236446884757" calcext:value-type="float">
            <text:p>26.823644688475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6.8189840283009" calcext:value-type="float">
            <text:p>26.818984028300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8180524137968" calcext:value-type="float">
            <text:p>26.818052413796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8093488291245" calcext:value-type="float">
            <text:p>26.809348829124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7936575615729" calcext:value-type="float">
            <text:p>26.793657561572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7916010359995" calcext:value-type="float">
            <text:p>26.79160103599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7895316637593" calcext:value-type="float">
            <text:p>26.789531663759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7893512836436" calcext:value-type="float">
            <text:p>26.789351283643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6.7880268377972" calcext:value-type="float">
            <text:p>26.788026837797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6.7796744179981" calcext:value-type="float">
            <text:p>26.779674417998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7781759746358" calcext:value-type="float">
            <text:p>26.778175974635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7708034157996" calcext:value-type="float">
            <text:p>26.770803415799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769878248866" calcext:value-type="float">
            <text:p>26.76987824886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6.769641321642" calcext:value-type="float">
            <text:p>26.7696413216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6.7652235302054" calcext:value-type="float">
            <text:p>26.765223530205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7606328225028" calcext:value-type="float">
            <text:p>26.760632822502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6.7582603954181" calcext:value-type="float">
            <text:p>26.758260395418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75297126991" calcext:value-type="float">
            <text:p>26.7529712699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728433906893" calcext:value-type="float">
            <text:p>26.72843390689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7247423492667" calcext:value-type="float">
            <text:p>26.724742349266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7244003284623" calcext:value-type="float">
            <text:p>26.724400328462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722292908827" calcext:value-type="float">
            <text:p>26.72229290882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721323633624" calcext:value-type="float">
            <text:p>26.72132363362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7212788300927" calcext:value-type="float">
            <text:p>26.721278830092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7186093383839" calcext:value-type="float">
            <text:p>26.718609338383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7154254022265" calcext:value-type="float">
            <text:p>26.715425402226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7148874714813" calcext:value-type="float">
            <text:p>26.714887471481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7107132482171" calcext:value-type="float">
            <text:p>26.710713248217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7063311179836" calcext:value-type="float">
            <text:p>26.706331117983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701516241272" calcext:value-type="float">
            <text:p>26.70151624127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6908885289673" calcext:value-type="float">
            <text:p>26.690888528967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6876751934233" calcext:value-type="float">
            <text:p>26.687675193423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680814721239" calcext:value-type="float">
            <text:p>26.68081472123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6802521227034" calcext:value-type="float">
            <text:p>26.680252122703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6.6755332750626" calcext:value-type="float">
            <text:p>26.675533275062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67349234908" calcext:value-type="float">
            <text:p>26.6734923490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6682523173106" calcext:value-type="float">
            <text:p>26.668252317310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6675294108379" calcext:value-type="float">
            <text:p>26.667529410837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6.6672143003157" calcext:value-type="float">
            <text:p>26.667214300315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6615942927082" calcext:value-type="float">
            <text:p>26.661594292708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657591066754" calcext:value-type="float">
            <text:p>26.65759106675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6439916236618" calcext:value-type="float">
            <text:p>26.643991623661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6425904175879" calcext:value-type="float">
            <text:p>26.642590417587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6248575270741" calcext:value-type="float">
            <text:p>26.624857527074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6237479441369" calcext:value-type="float">
            <text:p>26.623747944136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6095749535334" calcext:value-type="float">
            <text:p>26.609574953533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6.6059145175391" calcext:value-type="float">
            <text:p>26.605914517539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6007766079192" calcext:value-type="float">
            <text:p>26.600776607919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5988619953839" calcext:value-type="float">
            <text:p>26.598861995383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5972682095261" calcext:value-type="float">
            <text:p>26.597268209526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5939460065984" calcext:value-type="float">
            <text:p>26.593946006598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5920049054229" calcext:value-type="float">
            <text:p>26.592004905422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6.5890476582234" calcext:value-type="float">
            <text:p>26.589047658223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5700191694154" calcext:value-type="float">
            <text:p>26.570019169415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5655376319871" calcext:value-type="float">
            <text:p>26.565537631987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6.565259282899" calcext:value-type="float">
            <text:p>26.56525928289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6.5550998709833" calcext:value-type="float">
            <text:p>26.55509987098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6.5518703534244" calcext:value-type="float">
            <text:p>26.551870353424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5515951940455" calcext:value-type="float">
            <text:p>26.551595194045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5506846106608" calcext:value-type="float">
            <text:p>26.550684610660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5456114187509" calcext:value-type="float">
            <text:p>26.545611418750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6.5439119043931" calcext:value-type="float">
            <text:p>26.543911904393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5435022792627" calcext:value-type="float">
            <text:p>26.543502279262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6.5378499802826" calcext:value-type="float">
            <text:p>26.537849980282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6.5367932756341" calcext:value-type="float">
            <text:p>26.536793275634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5367393477616" calcext:value-type="float">
            <text:p>26.536739347761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5322657566742" calcext:value-type="float">
            <text:p>26.532265756674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6.5284170001135" calcext:value-type="float">
            <text:p>26.528417000113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5262850230112" calcext:value-type="float">
            <text:p>26.526285023011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5256837860242" calcext:value-type="float">
            <text:p>26.52568378602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5243925177523" calcext:value-type="float">
            <text:p>26.524392517752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5183495171293" calcext:value-type="float">
            <text:p>26.518349517129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6.5180449285187" calcext:value-type="float">
            <text:p>26.518044928518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5170479658108" calcext:value-type="float">
            <text:p>26.517047965810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508384774575" calcext:value-type="float">
            <text:p>26.5083847745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4993458033317" calcext:value-type="float">
            <text:p>26.499345803331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4969353886379" calcext:value-type="float">
            <text:p>26.496935388637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6.4953624875785" calcext:value-type="float">
            <text:p>26.495362487578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491797693295" calcext:value-type="float">
            <text:p>26.49179769329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490190480967" calcext:value-type="float">
            <text:p>26.4901904809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4858963921359" calcext:value-type="float">
            <text:p>26.485896392135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4792922888074" calcext:value-type="float">
            <text:p>26.479292288807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4731990018809" calcext:value-type="float">
            <text:p>26.473199001880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4677435931085" calcext:value-type="float">
            <text:p>26.467743593108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4629608164834" calcext:value-type="float">
            <text:p>26.462960816483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4584551840814" calcext:value-type="float">
            <text:p>26.458455184081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4538594141747" calcext:value-type="float">
            <text:p>26.453859414174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4505985865195" calcext:value-type="float">
            <text:p>26.45059858651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4430424899891" calcext:value-type="float">
            <text:p>26.443042489989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6.4393959135305" calcext:value-type="float">
            <text:p>26.43939591353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4363826876153" calcext:value-type="float">
            <text:p>26.436382687615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4273359361154" calcext:value-type="float">
            <text:p>26.427335936115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4269087750948" calcext:value-type="float">
            <text:p>26.426908775094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4251626016503" calcext:value-type="float">
            <text:p>26.425162601650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6.4246710614894" calcext:value-type="float">
            <text:p>26.424671061489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42183837688" calcext:value-type="float">
            <text:p>26.4218383768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4212690605059" calcext:value-type="float">
            <text:p>26.421269060505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4211713826809" calcext:value-type="float">
            <text:p>26.421171382680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4193899114008" calcext:value-type="float">
            <text:p>26.419389911400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26.4137423612939" calcext:value-type="float">
            <text:p>26.413742361293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4135779069913" calcext:value-type="float">
            <text:p>26.413577906991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4122686811448" calcext:value-type="float">
            <text:p>26.412268681144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6.4121450541933" calcext:value-type="float">
            <text:p>26.412145054193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4071001617027" calcext:value-type="float">
            <text:p>26.407100161702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4070958953428" calcext:value-type="float">
            <text:p>26.407095895342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3976944632698" calcext:value-type="float">
            <text:p>26.397694463269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26.3915722106649" calcext:value-type="float">
            <text:p>26.39157221066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3885543974595" calcext:value-type="float">
            <text:p>26.388554397459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3867211684475" calcext:value-type="float">
            <text:p>26.386721168447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26.3846264527003" calcext:value-type="float">
            <text:p>26.384626452700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26.3842892732402" calcext:value-type="float">
            <text:p>26.384289273240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3822833726371" calcext:value-type="float">
            <text:p>26.382283372637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6.3819209602012" calcext:value-type="float">
            <text:p>26.38192096020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6.3725339614422" calcext:value-type="float">
            <text:p>26.372533961442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3670160087485" calcext:value-type="float">
            <text:p>26.367016008748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365322216433" calcext:value-type="float">
            <text:p>26.36532221643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6.3652875125668" calcext:value-type="float">
            <text:p>26.36528751256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3618109637425" calcext:value-type="float">
            <text:p>26.36181096374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3596046625738" calcext:value-type="float">
            <text:p>26.35960466257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3527648654569" calcext:value-type="float">
            <text:p>26.35276486545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3516075385384" calcext:value-type="float">
            <text:p>26.351607538538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3509679452375" calcext:value-type="float">
            <text:p>26.350967945237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3370704291398" calcext:value-type="float">
            <text:p>26.337070429139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26.3302543248932" calcext:value-type="float">
            <text:p>26.330254324893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3244260213315" calcext:value-type="float">
            <text:p>26.324426021331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3212496493592" calcext:value-type="float">
            <text:p>26.321249649359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3147437744143" calcext:value-type="float">
            <text:p>26.314743774414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3078247245087" calcext:value-type="float">
            <text:p>26.307824724508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3033721698769" calcext:value-type="float">
            <text:p>26.303372169876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3027526951825" calcext:value-type="float">
            <text:p>26.30275269518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6.3017433136766" calcext:value-type="float">
            <text:p>26.301743313676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6.2984059297069" calcext:value-type="float">
            <text:p>26.298405929706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2941907216081" calcext:value-type="float">
            <text:p>26.294190721608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6.2939989434357" calcext:value-type="float">
            <text:p>26.293998943435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6.2926789402416" calcext:value-type="float">
            <text:p>26.292678940241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2834883208758" calcext:value-type="float">
            <text:p>26.283488320875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6.2815498334098" calcext:value-type="float">
            <text:p>26.281549833409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2757621247605" calcext:value-type="float">
            <text:p>26.275762124760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274577654269" calcext:value-type="float">
            <text:p>26.27457765426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2700137094769" calcext:value-type="float">
            <text:p>26.27001370947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2680867669292" calcext:value-type="float">
            <text:p>26.268086766929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8" office:value-type="float" office:value="0.8" calcext:value-type="float">
            <text:p>0.8</text:p>
          </table:table-cell>
          <table:table-cell office:value-type="float" office:value="26.2676176541454" calcext:value-type="float">
            <text:p>26.267617654145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2566416242653" calcext:value-type="float">
            <text:p>26.256641624265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2457982933408" calcext:value-type="float">
            <text:p>26.245798293340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2436914260721" calcext:value-type="float">
            <text:p>26.243691426072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239125877851" calcext:value-type="float">
            <text:p>26.23912587785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237431796278" calcext:value-type="float">
            <text:p>26.23743179627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2340661875745" calcext:value-type="float">
            <text:p>26.234066187574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6.2282790695874" calcext:value-type="float">
            <text:p>26.228279069587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2276079871151" calcext:value-type="float">
            <text:p>26.227607987115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2252180913791" calcext:value-type="float">
            <text:p>26.225218091379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2181473009419" calcext:value-type="float">
            <text:p>26.218147300941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2168870543255" calcext:value-type="float">
            <text:p>26.216887054325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6.2150788241946" calcext:value-type="float">
            <text:p>26.215078824194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2137188263305" calcext:value-type="float">
            <text:p>26.213718826330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212450426433" calcext:value-type="float">
            <text:p>26.2124504264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2079909898544" calcext:value-type="float">
            <text:p>26.207990989854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6.1990881266421" calcext:value-type="float">
            <text:p>26.199088126642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6.198420277122" calcext:value-type="float">
            <text:p>26.19842027712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1956559321598" calcext:value-type="float">
            <text:p>26.195655932159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1862699991644" calcext:value-type="float">
            <text:p>26.186269999164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6.1737822166098" calcext:value-type="float">
            <text:p>26.173782216609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1719932501915" calcext:value-type="float">
            <text:p>26.171993250191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1674821204709" calcext:value-type="float">
            <text:p>26.167482120470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1662298299886" calcext:value-type="float">
            <text:p>26.166229829988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1643708551881" calcext:value-type="float">
            <text:p>26.164370855188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6.1639558374375" calcext:value-type="float">
            <text:p>26.1639558374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1449845642758" calcext:value-type="float">
            <text:p>26.144984564275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1399593801553" calcext:value-type="float">
            <text:p>26.139959380155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6.13879519156" calcext:value-type="float">
            <text:p>26.1387951915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6.1267416543773" calcext:value-type="float">
            <text:p>26.12674165437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1264110041518" calcext:value-type="float">
            <text:p>26.126411004151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1241096220043" calcext:value-type="float">
            <text:p>26.124109622004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1199786952446" calcext:value-type="float">
            <text:p>26.119978695244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1158289142826" calcext:value-type="float">
            <text:p>26.115828914282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26.1123866890996" calcext:value-type="float">
            <text:p>26.112386689099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1087963101163" calcext:value-type="float">
            <text:p>26.108796310116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6.107200886423" calcext:value-type="float">
            <text:p>26.10720088642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1043072618095" calcext:value-type="float">
            <text:p>26.10430726180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6.1001449391736" calcext:value-type="float">
            <text:p>26.100144939173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6.0999192024317" calcext:value-type="float">
            <text:p>26.099919202431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0990786049376" calcext:value-type="float">
            <text:p>26.099078604937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092651757877" calcext:value-type="float">
            <text:p>26.09265175787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0832613281701" calcext:value-type="float">
            <text:p>26.083261328170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0829531208078" calcext:value-type="float">
            <text:p>26.082953120807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0829235529474" calcext:value-type="float">
            <text:p>26.082923552947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6.0742858395154" calcext:value-type="float">
            <text:p>26.074285839515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6.0733763607696" calcext:value-type="float">
            <text:p>26.07337636076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0695537560194" calcext:value-type="float">
            <text:p>26.069553756019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6.0666743261211" calcext:value-type="float">
            <text:p>26.06667432612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6.0638081615335" calcext:value-type="float">
            <text:p>26.063808161533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0624579947277" calcext:value-type="float">
            <text:p>26.062457994727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6.0612184398294" calcext:value-type="float">
            <text:p>26.061218439829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6.0609718475962" calcext:value-type="float">
            <text:p>26.060971847596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0605785330766" calcext:value-type="float">
            <text:p>26.06057853307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0522441916293" calcext:value-type="float">
            <text:p>26.052244191629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0460276898347" calcext:value-type="float">
            <text:p>26.04602768983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6.04346913166" calcext:value-type="float">
            <text:p>26.043469131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0288845548976" calcext:value-type="float">
            <text:p>26.028884554897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6.0229425119838" calcext:value-type="float">
            <text:p>26.02294251198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6.0168519051753" calcext:value-type="float">
            <text:p>26.016851905175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6.0116126770095" calcext:value-type="float">
            <text:p>26.01161267700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26.008250649046" calcext:value-type="float">
            <text:p>26.00825064904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9996404741613" calcext:value-type="float">
            <text:p>25.999640474161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9985044151875" calcext:value-type="float">
            <text:p>25.99850441518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9900233903113" calcext:value-type="float">
            <text:p>25.990023390311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9874721826816" calcext:value-type="float">
            <text:p>25.987472182681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5.9829715053935" calcext:value-type="float">
            <text:p>25.982971505393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25.9740502554168" calcext:value-type="float">
            <text:p>25.97405025541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9738933110082" calcext:value-type="float">
            <text:p>25.973893311008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9623671791598" calcext:value-type="float">
            <text:p>25.962367179159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5.9565973761573" calcext:value-type="float">
            <text:p>25.95659737615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9559603553361" calcext:value-type="float">
            <text:p>25.955960355336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9554225493487" calcext:value-type="float">
            <text:p>25.955422549348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5.9432425280751" calcext:value-type="float">
            <text:p>25.943242528075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9407384703634" calcext:value-type="float">
            <text:p>25.940738470363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9356463225316" calcext:value-type="float">
            <text:p>25.935646322531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5.9307064585283" calcext:value-type="float">
            <text:p>25.93070645852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926679690855" calcext:value-type="float">
            <text:p>25.92667969085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5.9193539620033" calcext:value-type="float">
            <text:p>25.919353962003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9191635583516" calcext:value-type="float">
            <text:p>25.919163558351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9134407960734" calcext:value-type="float">
            <text:p>25.913440796073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5.911352089943" calcext:value-type="float">
            <text:p>25.91135208994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9066304033331" calcext:value-type="float">
            <text:p>25.906630403333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9054320610579" calcext:value-type="float">
            <text:p>25.905432061057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8948205424739" calcext:value-type="float">
            <text:p>25.894820542473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5.8939602936393" calcext:value-type="float">
            <text:p>25.893960293639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8884385860166" calcext:value-type="float">
            <text:p>25.888438586016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5.8857630827007" calcext:value-type="float">
            <text:p>25.885763082700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8799519113296" calcext:value-type="float">
            <text:p>25.879951911329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8798885518322" calcext:value-type="float">
            <text:p>25.879888551832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8776397808804" calcext:value-type="float">
            <text:p>25.877639780880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8766181403062" calcext:value-type="float">
            <text:p>25.876618140306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8748414759619" calcext:value-type="float">
            <text:p>25.874841475961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8734271860932" calcext:value-type="float">
            <text:p>25.873427186093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8700403073068" calcext:value-type="float">
            <text:p>25.870040307306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8650550920352" calcext:value-type="float">
            <text:p>25.86505509203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862482519967" calcext:value-type="float">
            <text:p>25.8624825199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8603615005647" calcext:value-type="float">
            <text:p>25.860361500564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8563668991364" calcext:value-type="float">
            <text:p>25.856366899136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8550088476759" calcext:value-type="float">
            <text:p>25.855008847675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8489941112647" calcext:value-type="float">
            <text:p>25.848994111264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8456709050688" calcext:value-type="float">
            <text:p>25.845670905068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5.8413014189674" calcext:value-type="float">
            <text:p>25.841301418967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8371243516762" calcext:value-type="float">
            <text:p>25.837124351676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8322625128977" calcext:value-type="float">
            <text:p>25.832262512897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829362779765" calcext:value-type="float">
            <text:p>25.82936277976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8288187420394" calcext:value-type="float">
            <text:p>25.828818742039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5.8248379882957" calcext:value-type="float">
            <text:p>25.824837988295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8206305279463" calcext:value-type="float">
            <text:p>25.820630527946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8174428290118" calcext:value-type="float">
            <text:p>25.817442829011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8162423608805" calcext:value-type="float">
            <text:p>25.81624236088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8151491759583" calcext:value-type="float">
            <text:p>25.815149175958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8100758890463" calcext:value-type="float">
            <text:p>25.810075889046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5.8088158903939" calcext:value-type="float">
            <text:p>25.808815890393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5.8066903522135" calcext:value-type="float">
            <text:p>25.806690352213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7983763282048" calcext:value-type="float">
            <text:p>25.798376328204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7877875547969" calcext:value-type="float">
            <text:p>25.787787554796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7877361190665" calcext:value-type="float">
            <text:p>25.787736119066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7825162122288" calcext:value-type="float">
            <text:p>25.782516212228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.8" calcext:value-type="float">
            <text:p>0.8</text:p>
          </table:table-cell>
          <table:table-cell office:value-type="float" office:value="25.7712197504646" calcext:value-type="float">
            <text:p>25.771219750464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5.7700643393706" calcext:value-type="float">
            <text:p>25.77006433937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7666027415972" calcext:value-type="float">
            <text:p>25.766602741597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7643653695387" calcext:value-type="float">
            <text:p>25.764365369538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5.7620921300119" calcext:value-type="float">
            <text:p>25.762092130011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5.7598178292441" calcext:value-type="float">
            <text:p>25.759817829244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7584938953614" calcext:value-type="float">
            <text:p>25.758493895361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7525118496831" calcext:value-type="float">
            <text:p>25.752511849683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7503492312182" calcext:value-type="float">
            <text:p>25.750349231218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7465383113357" calcext:value-type="float">
            <text:p>25.746538311335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5.7408929675782" calcext:value-type="float">
            <text:p>25.740892967578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7364372801667" calcext:value-type="float">
            <text:p>25.736437280166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7336176315332" calcext:value-type="float">
            <text:p>25.733617631533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7280648288527" calcext:value-type="float">
            <text:p>25.728064828852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7258854345653" calcext:value-type="float">
            <text:p>25.725885434565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7254573608921" calcext:value-type="float">
            <text:p>25.725457360892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8" office:value-type="float" office:value="0.8" calcext:value-type="float">
            <text:p>0.8</text:p>
          </table:table-cell>
          <table:table-cell office:value-type="float" office:value="25.7221092249534" calcext:value-type="float">
            <text:p>25.722109224953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7167661126237" calcext:value-type="float">
            <text:p>25.716766112623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7152321843803" calcext:value-type="float">
            <text:p>25.715232184380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7116735488071" calcext:value-type="float">
            <text:p>25.711673548807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7107306566456" calcext:value-type="float">
            <text:p>25.710730656645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7025650465203" calcext:value-type="float">
            <text:p>25.702565046520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7019885721345" calcext:value-type="float">
            <text:p>25.701988572134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6986320459991" calcext:value-type="float">
            <text:p>25.698632045999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6925626719477" calcext:value-type="float">
            <text:p>25.692562671947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6912687606877" calcext:value-type="float">
            <text:p>25.691268760687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6891201068252" calcext:value-type="float">
            <text:p>25.68912010682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6850166829929" calcext:value-type="float">
            <text:p>25.685016682992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6835125755513" calcext:value-type="float">
            <text:p>25.683512575551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6832976447263" calcext:value-type="float">
            <text:p>25.683297644726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6755892192443" calcext:value-type="float">
            <text:p>25.675589219244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6723525747907" calcext:value-type="float">
            <text:p>25.672352574790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6698883700964" calcext:value-type="float">
            <text:p>25.669888370096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6674346785282" calcext:value-type="float">
            <text:p>25.667434678528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5.6628964838115" calcext:value-type="float">
            <text:p>25.662896483811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6620479000184" calcext:value-type="float">
            <text:p>25.662047900018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658756458543" calcext:value-type="float">
            <text:p>25.65875645854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6577557953933" calcext:value-type="float">
            <text:p>25.657755795393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5.6575214109506" calcext:value-type="float">
            <text:p>25.65752141095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6563481395149" calcext:value-type="float">
            <text:p>25.656348139514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649399052538" calcext:value-type="float">
            <text:p>25.64939905253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6416319035818" calcext:value-type="float">
            <text:p>25.641631903581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6385521068125" calcext:value-type="float">
            <text:p>25.63855210681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5.6347422430067" calcext:value-type="float">
            <text:p>25.634742243006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6318172172617" calcext:value-type="float">
            <text:p>25.631817217261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6304427645935" calcext:value-type="float">
            <text:p>25.630442764593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6263325771058" calcext:value-type="float">
            <text:p>25.626332577105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6206076513106" calcext:value-type="float">
            <text:p>25.620607651310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6183993622645" calcext:value-type="float">
            <text:p>25.61839936226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6167377597222" calcext:value-type="float">
            <text:p>25.616737759722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6120521621529" calcext:value-type="float">
            <text:p>25.612052162152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5.611829211851" calcext:value-type="float">
            <text:p>25.61182921185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6079068865776" calcext:value-type="float">
            <text:p>25.607906886577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5881775349803" calcext:value-type="float">
            <text:p>25.588177534980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5870473716569" calcext:value-type="float">
            <text:p>25.587047371656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581895952942" calcext:value-type="float">
            <text:p>25.5818959529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5805849708644" calcext:value-type="float">
            <text:p>25.580584970864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5779951543365" calcext:value-type="float">
            <text:p>25.577995154336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5746991950093" calcext:value-type="float">
            <text:p>25.574699195009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5726668880208" calcext:value-type="float">
            <text:p>25.572666888020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5663294509591" calcext:value-type="float">
            <text:p>25.566329450959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5611183071938" calcext:value-type="float">
            <text:p>25.56111830719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5478570316542" calcext:value-type="float">
            <text:p>25.547857031654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5446807062676" calcext:value-type="float">
            <text:p>25.544680706267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5.5441091246722" calcext:value-type="float">
            <text:p>25.544109124672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5429377448972" calcext:value-type="float">
            <text:p>25.542937744897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5.5397970619468" calcext:value-type="float">
            <text:p>25.53979706194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5256998465974" calcext:value-type="float">
            <text:p>25.525699846597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5250234232292" calcext:value-type="float">
            <text:p>25.525023423229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5248234367638" calcext:value-type="float">
            <text:p>25.524823436763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5230863989858" calcext:value-type="float">
            <text:p>25.523086398985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5145194604223" calcext:value-type="float">
            <text:p>25.514519460422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5135732409024" calcext:value-type="float">
            <text:p>25.513573240902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5078594997921" calcext:value-type="float">
            <text:p>25.507859499792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5048480602694" calcext:value-type="float">
            <text:p>25.50484806026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503585618458" calcext:value-type="float">
            <text:p>25.50358561845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4887456827581" calcext:value-type="float">
            <text:p>25.488745682758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4881601928494" calcext:value-type="float">
            <text:p>25.488160192849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4877084346299" calcext:value-type="float">
            <text:p>25.487708434629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487627152667" calcext:value-type="float">
            <text:p>25.4876271526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5.4864871598524" calcext:value-type="float">
            <text:p>25.48648715985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48502554078" calcext:value-type="float">
            <text:p>25.4850255407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4838333761213" calcext:value-type="float">
            <text:p>25.483833376121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4776648124166" calcext:value-type="float">
            <text:p>25.477664812416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4766142381755" calcext:value-type="float">
            <text:p>25.476614238175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25.473163407107" calcext:value-type="float">
            <text:p>25.47316340710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5.4709093402076" calcext:value-type="float">
            <text:p>25.470909340207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4672116684326" calcext:value-type="float">
            <text:p>25.467211668432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25.4618054668109" calcext:value-type="float">
            <text:p>25.461805466810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4570948703985" calcext:value-type="float">
            <text:p>25.457094870398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4511806063844" calcext:value-type="float">
            <text:p>25.45118060638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4494129477872" calcext:value-type="float">
            <text:p>25.449412947787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4455851575225" calcext:value-type="float">
            <text:p>25.44558515752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4414542558926" calcext:value-type="float">
            <text:p>25.441454255892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4412647994457" calcext:value-type="float">
            <text:p>25.441264799445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4310407486916" calcext:value-type="float">
            <text:p>25.431040748691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4292977854915" calcext:value-type="float">
            <text:p>25.429297785491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4289222133623" calcext:value-type="float">
            <text:p>25.428922213362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4285162086711" calcext:value-type="float">
            <text:p>25.428516208671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4254964926621" calcext:value-type="float">
            <text:p>25.425496492662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4225700592424" calcext:value-type="float">
            <text:p>25.422570059242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419280148368" calcext:value-type="float">
            <text:p>25.41928014836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5.4093807482572" calcext:value-type="float">
            <text:p>25.409380748257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5.4019226194095" calcext:value-type="float">
            <text:p>25.401922619409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3962513375473" calcext:value-type="float">
            <text:p>25.39625133754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3933174143957" calcext:value-type="float">
            <text:p>25.393317414395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3903515587975" calcext:value-type="float">
            <text:p>25.39035155879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25.3842311717976" calcext:value-type="float">
            <text:p>25.384231171797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5.3772878310199" calcext:value-type="float">
            <text:p>25.377287831019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3699617517412" calcext:value-type="float">
            <text:p>25.36996175174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3678957363354" calcext:value-type="float">
            <text:p>25.367895736335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3645025003853" calcext:value-type="float">
            <text:p>25.364502500385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25.3597720972519" calcext:value-type="float">
            <text:p>25.359772097251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3551569225653" calcext:value-type="float">
            <text:p>25.355156922565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3450704673736" calcext:value-type="float">
            <text:p>25.345070467373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3434812418267" calcext:value-type="float">
            <text:p>25.34348124182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3430054927109" calcext:value-type="float">
            <text:p>25.343005492710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3403046285564" calcext:value-type="float">
            <text:p>25.340304628556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3401968063331" calcext:value-type="float">
            <text:p>25.340196806333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3225009908712" calcext:value-type="float">
            <text:p>25.322500990871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3153215333966" calcext:value-type="float">
            <text:p>25.315321533396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5.3120130725583" calcext:value-type="float">
            <text:p>25.31201307255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3098539698146" calcext:value-type="float">
            <text:p>25.309853969814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307149280701" calcext:value-type="float">
            <text:p>25.30714928070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3006493516969" calcext:value-type="float">
            <text:p>25.30064935169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5.2992569039382" calcext:value-type="float">
            <text:p>25.299256903938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5.2929039409066" calcext:value-type="float">
            <text:p>25.292903940906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2918963225563" calcext:value-type="float">
            <text:p>25.291896322556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5.2874210187754" calcext:value-type="float">
            <text:p>25.287421018775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5.2863315251358" calcext:value-type="float">
            <text:p>25.286331525135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2816391154723" calcext:value-type="float">
            <text:p>25.281639115472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2796421245354" calcext:value-type="float">
            <text:p>25.279642124535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277984682502" calcext:value-type="float">
            <text:p>25.27798468250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2710400157698" calcext:value-type="float">
            <text:p>25.271040015769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2554922406257" calcext:value-type="float">
            <text:p>25.255492240625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25.2545469906191" calcext:value-type="float">
            <text:p>25.254546990619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25.2528007935908" calcext:value-type="float">
            <text:p>25.252800793590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2523843706638" calcext:value-type="float">
            <text:p>25.25238437066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5.2514753312574" calcext:value-type="float">
            <text:p>25.251475331257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5.2374672602063" calcext:value-type="float">
            <text:p>25.237467260206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2321473115225" calcext:value-type="float">
            <text:p>25.232147311522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2286862442352" calcext:value-type="float">
            <text:p>25.228686244235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2219374101225" calcext:value-type="float">
            <text:p>25.22193741012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2206874822124" calcext:value-type="float">
            <text:p>25.220687482212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2187998859671" calcext:value-type="float">
            <text:p>25.218799885967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2119039027332" calcext:value-type="float">
            <text:p>25.211903902733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203658317901" calcext:value-type="float">
            <text:p>25.20365831790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1944982470366" calcext:value-type="float">
            <text:p>25.19449824703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1936987074786" calcext:value-type="float">
            <text:p>25.193698707478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1933288866409" calcext:value-type="float">
            <text:p>25.193328886640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1917245467032" calcext:value-type="float">
            <text:p>25.191724546703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1909880775888" calcext:value-type="float">
            <text:p>25.190988077588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1885909269344" calcext:value-type="float">
            <text:p>25.188590926934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5.1883978639823" calcext:value-type="float">
            <text:p>25.188397863982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1758115050862" calcext:value-type="float">
            <text:p>25.175811505086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5.1743570388531" calcext:value-type="float">
            <text:p>25.174357038853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1739811464305" calcext:value-type="float">
            <text:p>25.17398114643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1732074905454" calcext:value-type="float">
            <text:p>25.173207490545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1716209610768" calcext:value-type="float">
            <text:p>25.171620961076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5.1584801784854" calcext:value-type="float">
            <text:p>25.158480178485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1577136542595" calcext:value-type="float">
            <text:p>25.157713654259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1560460188118" calcext:value-type="float">
            <text:p>25.156046018811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152705462927" calcext:value-type="float">
            <text:p>25.15270546292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1484311532107" calcext:value-type="float">
            <text:p>25.148431153210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1458963900765" calcext:value-type="float">
            <text:p>25.145896390076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5.1399931421375" calcext:value-type="float">
            <text:p>25.1399931421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1381305301569" calcext:value-type="float">
            <text:p>25.13813053015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5.1230035282559" calcext:value-type="float">
            <text:p>25.123003528255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1224977814794" calcext:value-type="float">
            <text:p>25.122497781479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5.1200181440004" calcext:value-type="float">
            <text:p>25.120018144000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5.1194967764368" calcext:value-type="float">
            <text:p>25.119496776436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1136471920034" calcext:value-type="float">
            <text:p>25.113647192003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1120923256193" calcext:value-type="float">
            <text:p>25.112092325619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1031524514823" calcext:value-type="float">
            <text:p>25.103152451482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0968206102198" calcext:value-type="float">
            <text:p>25.096820610219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25.0883178791591" calcext:value-type="float">
            <text:p>25.088317879159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0865360281292" calcext:value-type="float">
            <text:p>25.086536028129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0785702698744" calcext:value-type="float">
            <text:p>25.07857026987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5.0775868889173" calcext:value-type="float">
            <text:p>25.077586888917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0750980024693" calcext:value-type="float">
            <text:p>25.075098002469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0650109630322" calcext:value-type="float">
            <text:p>25.065010963032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5.0631809820691" calcext:value-type="float">
            <text:p>25.063180982069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049065381324" calcext:value-type="float">
            <text:p>25.04906538132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035475254981" calcext:value-type="float">
            <text:p>25.03547525498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5.0324301228651" calcext:value-type="float">
            <text:p>25.032430122865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5.0282064076173" calcext:value-type="float">
            <text:p>25.02820640761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5.0196875737439" calcext:value-type="float">
            <text:p>25.019687573743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0193802030103" calcext:value-type="float">
            <text:p>25.01938020301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0083624759958" calcext:value-type="float">
            <text:p>25.008362475995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5.0034002493537" calcext:value-type="float">
            <text:p>25.003400249353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.0019280341761" calcext:value-type="float">
            <text:p>25.001928034176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5.0010413717566" calcext:value-type="float">
            <text:p>25.001041371756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4.987441461415" calcext:value-type="float">
            <text:p>24.98744146141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9861661727803" calcext:value-type="float">
            <text:p>24.986166172780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9836419350793" calcext:value-type="float">
            <text:p>24.983641935079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9803323781938" calcext:value-type="float">
            <text:p>24.980332378193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9796344783545" calcext:value-type="float">
            <text:p>24.979634478354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9789555640279" calcext:value-type="float">
            <text:p>24.978955564027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9783367860198" calcext:value-type="float">
            <text:p>24.978336786019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9722800932386" calcext:value-type="float">
            <text:p>24.972280093238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969985019597" calcext:value-type="float">
            <text:p>24.96998501959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9652069888382" calcext:value-type="float">
            <text:p>24.965206988838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9641596893038" calcext:value-type="float">
            <text:p>24.96415968930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.8</text:p>
          </table:table-cell>
          <table:table-cell office:value-type="float" office:value="24.9604032963192" calcext:value-type="float">
            <text:p>24.960403296319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.8" calcext:value-type="float">
            <text:p>0.8</text:p>
          </table:table-cell>
          <table:table-cell office:value-type="float" office:value="24.9591662219483" calcext:value-type="float">
            <text:p>24.95916622194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4.9565311383393" calcext:value-type="float">
            <text:p>24.956531138339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946585430385" calcext:value-type="float">
            <text:p>24.94658543038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9459424637047" calcext:value-type="float">
            <text:p>24.94594246370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9428483308775" calcext:value-type="float">
            <text:p>24.942848330877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24.9360407259374" calcext:value-type="float">
            <text:p>24.936040725937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4.9319507818849" calcext:value-type="float">
            <text:p>24.931950781884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9318266302259" calcext:value-type="float">
            <text:p>24.931826630225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9221465616051" calcext:value-type="float">
            <text:p>24.922146561605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9007660449452" calcext:value-type="float">
            <text:p>24.900766044945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8885007213717" calcext:value-type="float">
            <text:p>24.888500721371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88592229703" calcext:value-type="float">
            <text:p>24.885922297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8851942809483" calcext:value-type="float">
            <text:p>24.88519428094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8847762804223" calcext:value-type="float">
            <text:p>24.884776280422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880343827277" calcext:value-type="float">
            <text:p>24.88034382727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8792532774489" calcext:value-type="float">
            <text:p>24.879253277448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8792405495675" calcext:value-type="float">
            <text:p>24.87924054956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8691092361257" calcext:value-type="float">
            <text:p>24.869109236125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8650568056367" calcext:value-type="float">
            <text:p>24.86505680563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4.8636466319041" calcext:value-type="float">
            <text:p>24.863646631904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8625475919151" calcext:value-type="float">
            <text:p>24.862547591915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8611561031617" calcext:value-type="float">
            <text:p>24.861156103161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8588458949747" calcext:value-type="float">
            <text:p>24.858845894974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8535453000063" calcext:value-type="float">
            <text:p>24.853545300006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852510973504" calcext:value-type="float">
            <text:p>24.85251097350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8497682164809" calcext:value-type="float">
            <text:p>24.849768216480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8393999259401" calcext:value-type="float">
            <text:p>24.839399925940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8262995517751" calcext:value-type="float">
            <text:p>24.826299551775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822213578952" calcext:value-type="float">
            <text:p>24.82221357895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8" office:value-type="float" office:value="0.8" calcext:value-type="float">
            <text:p>0.8</text:p>
          </table:table-cell>
          <table:table-cell office:value-type="float" office:value="24.8193165922622" calcext:value-type="float">
            <text:p>24.819316592262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8165150748472" calcext:value-type="float">
            <text:p>24.816515074847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8148132466982" calcext:value-type="float">
            <text:p>24.814813246698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8106264295518" calcext:value-type="float">
            <text:p>24.810626429551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8003551092066" calcext:value-type="float">
            <text:p>24.800355109206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7983682893998" calcext:value-type="float">
            <text:p>24.798368289399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4.7971807221938" calcext:value-type="float">
            <text:p>24.797180722193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7868040160353" calcext:value-type="float">
            <text:p>24.786804016035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785715097073" calcext:value-type="float">
            <text:p>24.7857150970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7818269612677" calcext:value-type="float">
            <text:p>24.781826961267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7777054098302" calcext:value-type="float">
            <text:p>24.777705409830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772434162737" calcext:value-type="float">
            <text:p>24.77243416273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4.7691397273787" calcext:value-type="float">
            <text:p>24.769139727378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7672215105697" calcext:value-type="float">
            <text:p>24.767221510569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7666751920683" calcext:value-type="float">
            <text:p>24.766675192068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7656187338457" calcext:value-type="float">
            <text:p>24.765618733845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4.7643747021469" calcext:value-type="float">
            <text:p>24.764374702146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7617308276327" calcext:value-type="float">
            <text:p>24.761730827632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4.7457808606513" calcext:value-type="float">
            <text:p>24.745780860651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7456668320791" calcext:value-type="float">
            <text:p>24.745666832079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7447328872324" calcext:value-type="float">
            <text:p>24.744732887232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4.7424080659328" calcext:value-type="float">
            <text:p>24.742408065932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24.7343749066764" calcext:value-type="float">
            <text:p>24.734374906676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731734000337" calcext:value-type="float">
            <text:p>24.73173400033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4.7238699413062" calcext:value-type="float">
            <text:p>24.723869941306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7228382952673" calcext:value-type="float">
            <text:p>24.722838295267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4.7223507769355" calcext:value-type="float">
            <text:p>24.722350776935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7211993210337" calcext:value-type="float">
            <text:p>24.721199321033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4.7114085105558" calcext:value-type="float">
            <text:p>24.711408510555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7092534958526" calcext:value-type="float">
            <text:p>24.709253495852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7078754823078" calcext:value-type="float">
            <text:p>24.707875482307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7050113753076" calcext:value-type="float">
            <text:p>24.70501137530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7034769783482" calcext:value-type="float">
            <text:p>24.703476978348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699809193915" calcext:value-type="float">
            <text:p>24.69980919391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6988207487824" calcext:value-type="float">
            <text:p>24.69882074878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6979872661536" calcext:value-type="float">
            <text:p>24.697987266153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6958764412413" calcext:value-type="float">
            <text:p>24.695876441241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691953037893" calcext:value-type="float">
            <text:p>24.69195303789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6913243522083" calcext:value-type="float">
            <text:p>24.69132435220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6881189348233" calcext:value-type="float">
            <text:p>24.68811893482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6852753459682" calcext:value-type="float">
            <text:p>24.685275345968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6805566663284" calcext:value-type="float">
            <text:p>24.680556666328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6773647896258" calcext:value-type="float">
            <text:p>24.677364789625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4.6691961670245" calcext:value-type="float">
            <text:p>24.669196167024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6543877936973" calcext:value-type="float">
            <text:p>24.654387793697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6483346547368" calcext:value-type="float">
            <text:p>24.648334654736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6338170091485" calcext:value-type="float">
            <text:p>24.633817009148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6330805168812" calcext:value-type="float">
            <text:p>24.633080516881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6250773269675" calcext:value-type="float">
            <text:p>24.625077326967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6222455735128" calcext:value-type="float">
            <text:p>24.622245573512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6190501853717" calcext:value-type="float">
            <text:p>24.619050185371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6103878063742" calcext:value-type="float">
            <text:p>24.610387806374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6030460176561" calcext:value-type="float">
            <text:p>24.603046017656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5911078011168" calcext:value-type="float">
            <text:p>24.591107801116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5846464050628" calcext:value-type="float">
            <text:p>24.584646405062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4.5840794902302" calcext:value-type="float">
            <text:p>24.584079490230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5825841749769" calcext:value-type="float">
            <text:p>24.58258417497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5789588381431" calcext:value-type="float">
            <text:p>24.578958838143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5661078661833" calcext:value-type="float">
            <text:p>24.56610786618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562462358951" calcext:value-type="float">
            <text:p>24.56246235895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5573245206965" calcext:value-type="float">
            <text:p>24.557324520696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5561169070611" calcext:value-type="float">
            <text:p>24.55611690706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5496819614957" calcext:value-type="float">
            <text:p>24.549681961495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5466679704895" calcext:value-type="float">
            <text:p>24.54666797048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5435380448815" calcext:value-type="float">
            <text:p>24.543538044881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5424993096396" calcext:value-type="float">
            <text:p>24.542499309639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540929245349" calcext:value-type="float">
            <text:p>24.54092924534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5402581762696" calcext:value-type="float">
            <text:p>24.54025817626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5375676364994" calcext:value-type="float">
            <text:p>24.537567636499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5336182891612" calcext:value-type="float">
            <text:p>24.53361828916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5325540883638" calcext:value-type="float">
            <text:p>24.532554088363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5272492037558" calcext:value-type="float">
            <text:p>24.527249203755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4.5200964227939" calcext:value-type="float">
            <text:p>24.520096422793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5187033636703" calcext:value-type="float">
            <text:p>24.518703363670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5170566238701" calcext:value-type="float">
            <text:p>24.517056623870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5151844433401" calcext:value-type="float">
            <text:p>24.515184443340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4.5109319132879" calcext:value-type="float">
            <text:p>24.510931913287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5093385152234" calcext:value-type="float">
            <text:p>24.509338515223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5072934837121" calcext:value-type="float">
            <text:p>24.507293483712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504257057573" calcext:value-type="float">
            <text:p>24.5042570575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4982577053867" calcext:value-type="float">
            <text:p>24.49825770538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4977949463543" calcext:value-type="float">
            <text:p>24.497794946354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4722376523072" calcext:value-type="float">
            <text:p>24.472237652307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4437494219384" calcext:value-type="float">
            <text:p>24.443749421938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439407473585" calcext:value-type="float">
            <text:p>24.43940747358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4355388412318" calcext:value-type="float">
            <text:p>24.435538841231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4344297704345" calcext:value-type="float">
            <text:p>24.43442977043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432395281739" calcext:value-type="float">
            <text:p>24.43239528173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4.4271934557143" calcext:value-type="float">
            <text:p>24.427193455714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4172047239345" calcext:value-type="float">
            <text:p>24.417204723934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4161263714843" calcext:value-type="float">
            <text:p>24.416126371484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415971050959" calcext:value-type="float">
            <text:p>24.41597105095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4146131808351" calcext:value-type="float">
            <text:p>24.414613180835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4.4135869484881" calcext:value-type="float">
            <text:p>24.413586948488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412167027891" calcext:value-type="float">
            <text:p>24.41216702789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4043368264463" calcext:value-type="float">
            <text:p>24.404336826446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.8" calcext:value-type="float">
            <text:p>0.8</text:p>
          </table:table-cell>
          <table:table-cell office:value-type="float" office:value="24.3999256006409" calcext:value-type="float">
            <text:p>24.399925600640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3927161615762" calcext:value-type="float">
            <text:p>24.392716161576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3908984055726" calcext:value-type="float">
            <text:p>24.390898405572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.8</text:p>
          </table:table-cell>
          <table:table-cell office:value-type="float" office:value="24.3851994335744" calcext:value-type="float">
            <text:p>24.38519943357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3803498204242" calcext:value-type="float">
            <text:p>24.380349820424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3754339260517" calcext:value-type="float">
            <text:p>24.375433926051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3728555130989" calcext:value-type="float">
            <text:p>24.372855513098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3684576357389" calcext:value-type="float">
            <text:p>24.368457635738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24.3610252836467" calcext:value-type="float">
            <text:p>24.36102528364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3486481140424" calcext:value-type="float">
            <text:p>24.348648114042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4.3438935242652" calcext:value-type="float">
            <text:p>24.34389352426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4.3385419958693" calcext:value-type="float">
            <text:p>24.338541995869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333264273167" calcext:value-type="float">
            <text:p>24.33326427316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3237081260955" calcext:value-type="float">
            <text:p>24.323708126095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3211495697349" calcext:value-type="float">
            <text:p>24.321149569734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3123755727915" calcext:value-type="float">
            <text:p>24.312375572791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4.3119463665417" calcext:value-type="float">
            <text:p>24.311946366541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3091569408988" calcext:value-type="float">
            <text:p>24.309156940898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2949251406897" calcext:value-type="float">
            <text:p>24.294925140689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2878687699384" calcext:value-type="float">
            <text:p>24.287868769938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27095695918" calcext:value-type="float">
            <text:p>24.2709569591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2703800889975" calcext:value-type="float">
            <text:p>24.27038008899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4.2675289371168" calcext:value-type="float">
            <text:p>24.26752893711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.8</text:p>
          </table:table-cell>
          <table:table-cell office:value-type="float" office:value="24.2664192567153" calcext:value-type="float">
            <text:p>24.266419256715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2617972858104" calcext:value-type="float">
            <text:p>24.261797285810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4.2602644474887" calcext:value-type="float">
            <text:p>24.260264447488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4.2530827340177" calcext:value-type="float">
            <text:p>24.253082734017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4.2527167130358" calcext:value-type="float">
            <text:p>24.252716713035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7" office:value-type="float" office:value="0.2" calcext:value-type="float">
            <text:p>0.2</text:p>
          </table:table-cell>
          <table:table-cell office:value-type="float" office:value="24.2525167325842" calcext:value-type="float">
            <text:p>24.252516732584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2518418747645" calcext:value-type="float">
            <text:p>24.251841874764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2485953256448" calcext:value-type="float">
            <text:p>24.248595325644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2425061350666" calcext:value-type="float">
            <text:p>24.24250613506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2396364704795" calcext:value-type="float">
            <text:p>24.239636470479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2306228137198" calcext:value-type="float">
            <text:p>24.230622813719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2234599986762" calcext:value-type="float">
            <text:p>24.223459998676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4.2202727162091" calcext:value-type="float">
            <text:p>24.220272716209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2124673272961" calcext:value-type="float">
            <text:p>24.212467327296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2090044565167" calcext:value-type="float">
            <text:p>24.20900445651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2015926758031" calcext:value-type="float">
            <text:p>24.201592675803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1993056185546" calcext:value-type="float">
            <text:p>24.199305618554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1962834035012" calcext:value-type="float">
            <text:p>24.19628340350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1898963140784" calcext:value-type="float">
            <text:p>24.189896314078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1815032751749" calcext:value-type="float">
            <text:p>24.18150327517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1706200335391" calcext:value-type="float">
            <text:p>24.170620033539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1687680907364" calcext:value-type="float">
            <text:p>24.168768090736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1485815592946" calcext:value-type="float">
            <text:p>24.148581559294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4.1355182383219" calcext:value-type="float">
            <text:p>24.135518238321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1353431056005" calcext:value-type="float">
            <text:p>24.13534310560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.8</text:p>
          </table:table-cell>
          <table:table-cell office:value-type="float" office:value="24.1206859420169" calcext:value-type="float">
            <text:p>24.12068594201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114316499378" calcext:value-type="float">
            <text:p>24.11431649937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1059224922534" calcext:value-type="float">
            <text:p>24.105922492253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1019964390633" calcext:value-type="float">
            <text:p>24.101996439063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0782994680198" calcext:value-type="float">
            <text:p>24.078299468019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0756522028925" calcext:value-type="float">
            <text:p>24.075652202892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0719117777823" calcext:value-type="float">
            <text:p>24.071911777782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4.067407448875" calcext:value-type="float">
            <text:p>24.0674074488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0644554861603" calcext:value-type="float">
            <text:p>24.064455486160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064343195542" calcext:value-type="float">
            <text:p>24.06434319554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0610537019591" calcext:value-type="float">
            <text:p>24.061053701959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0597585826392" calcext:value-type="float">
            <text:p>24.059758582639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0587251983278" calcext:value-type="float">
            <text:p>24.058725198327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4.0564592772825" calcext:value-type="float">
            <text:p>24.05645927728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4.0521228547466" calcext:value-type="float">
            <text:p>24.052122854746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050553153958" calcext:value-type="float">
            <text:p>24.05055315395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4.0381374481264" calcext:value-type="float">
            <text:p>24.03813744812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4.033643305068" calcext:value-type="float">
            <text:p>24.0336433050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.0249408045039" calcext:value-type="float">
            <text:p>24.024940804503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4.0204914747513" calcext:value-type="float">
            <text:p>24.020491474751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4.0057718421879" calcext:value-type="float">
            <text:p>24.005771842187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9855079866842" calcext:value-type="float">
            <text:p>23.98550798668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3.9783762957774" calcext:value-type="float">
            <text:p>23.978376295777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9697057040346" calcext:value-type="float">
            <text:p>23.969705704034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9652439832235" calcext:value-type="float">
            <text:p>23.965243983223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9292476426466" calcext:value-type="float">
            <text:p>23.929247642646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9284360954288" calcext:value-type="float">
            <text:p>23.928436095428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9268938360925" calcext:value-type="float">
            <text:p>23.926893836092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9200712526731" calcext:value-type="float">
            <text:p>23.920071252673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3.9190076424113" calcext:value-type="float">
            <text:p>23.919007642411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9164309814656" calcext:value-type="float">
            <text:p>23.916430981465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916073791721" calcext:value-type="float">
            <text:p>23.91607379172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9156494890873" calcext:value-type="float">
            <text:p>23.91564948908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9115694173822" calcext:value-type="float">
            <text:p>23.911569417382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9075853498587" calcext:value-type="float">
            <text:p>23.907585349858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9036778189117" calcext:value-type="float">
            <text:p>23.903677818911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3.8990360272603" calcext:value-type="float">
            <text:p>23.899036027260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8971869942237" calcext:value-type="float">
            <text:p>23.897186994223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8963053778555" calcext:value-type="float">
            <text:p>23.896305377855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895183580588" calcext:value-type="float">
            <text:p>23.89518358058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8933966682691" calcext:value-type="float">
            <text:p>23.893396668269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8920633065329" calcext:value-type="float">
            <text:p>23.892063306532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879555064586" calcext:value-type="float">
            <text:p>23.87955506458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8703061811007" calcext:value-type="float">
            <text:p>23.870306181100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23.8590845936551" calcext:value-type="float">
            <text:p>23.859084593655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8583811123746" calcext:value-type="float">
            <text:p>23.858381112374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3.8280350271997" calcext:value-type="float">
            <text:p>23.828035027199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8237019418351" calcext:value-type="float">
            <text:p>23.823701941835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3.8210010737007" calcext:value-type="float">
            <text:p>23.821001073700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812264641252" calcext:value-type="float">
            <text:p>23.81226464125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23.8059573284805" calcext:value-type="float">
            <text:p>23.80595732848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3.8041215943917" calcext:value-type="float">
            <text:p>23.804121594391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7965231774165" calcext:value-type="float">
            <text:p>23.796523177416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7942417403122" calcext:value-type="float">
            <text:p>23.794241740312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7871509316214" calcext:value-type="float">
            <text:p>23.787150931621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7866664401159" calcext:value-type="float">
            <text:p>23.786666440115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7829567094668" calcext:value-type="float">
            <text:p>23.782956709466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7754419776471" calcext:value-type="float">
            <text:p>23.775441977647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7748874354024" calcext:value-type="float">
            <text:p>23.774887435402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7746398551626" calcext:value-type="float">
            <text:p>23.774639855162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7665219401561" calcext:value-type="float">
            <text:p>23.766521940156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7641325222863" calcext:value-type="float">
            <text:p>23.764132522286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7624745937277" calcext:value-type="float">
            <text:p>23.762474593727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7414430011969" calcext:value-type="float">
            <text:p>23.741443001196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7397001943875" calcext:value-type="float">
            <text:p>23.73970019438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7314999138894" calcext:value-type="float">
            <text:p>23.73149991388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7261040829682" calcext:value-type="float">
            <text:p>23.726104082968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7252853675397" calcext:value-type="float">
            <text:p>23.725285367539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7229314471654" calcext:value-type="float">
            <text:p>23.722931447165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7065727079554" calcext:value-type="float">
            <text:p>23.706572707955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3.6975348897786" calcext:value-type="float">
            <text:p>23.697534889778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6924788654023" calcext:value-type="float">
            <text:p>23.692478865402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6868409207324" calcext:value-type="float">
            <text:p>23.686840920732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6826173292542" calcext:value-type="float">
            <text:p>23.68261732925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6797246817166" calcext:value-type="float">
            <text:p>23.679724681716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6771079927036" calcext:value-type="float">
            <text:p>23.677107992703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6503655932504" calcext:value-type="float">
            <text:p>23.650365593250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647696807795" calcext:value-type="float">
            <text:p>23.64769680779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6469759911341" calcext:value-type="float">
            <text:p>23.646975991134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3.6464451852689" calcext:value-type="float">
            <text:p>23.646445185268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6437416989901" calcext:value-type="float">
            <text:p>23.643741698990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6427658527695" calcext:value-type="float">
            <text:p>23.642765852769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6333258383748" calcext:value-type="float">
            <text:p>23.633325838374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6319505097493" calcext:value-type="float">
            <text:p>23.631950509749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6104163002854" calcext:value-type="float">
            <text:p>23.610416300285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5946766427243" calcext:value-type="float">
            <text:p>23.594676642724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5892387460544" calcext:value-type="float">
            <text:p>23.589238746054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582049905802" calcext:value-type="float">
            <text:p>23.58204990580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3.5816312332733" calcext:value-type="float">
            <text:p>23.581631233273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572479286296" calcext:value-type="float">
            <text:p>23.5724792862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5698227250029" calcext:value-type="float">
            <text:p>23.569822725002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5689244312022" calcext:value-type="float">
            <text:p>23.568924431202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5659208454002" calcext:value-type="float">
            <text:p>23.565920845400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55659381643" calcext:value-type="float">
            <text:p>23.5565938164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5542673243561" calcext:value-type="float">
            <text:p>23.554267324356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5464982109036" calcext:value-type="float">
            <text:p>23.546498210903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5380759311179" calcext:value-type="float">
            <text:p>23.538075931117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5359326603061" calcext:value-type="float">
            <text:p>23.535932660306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534051067001" calcext:value-type="float">
            <text:p>23.53405106700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5332897136875" calcext:value-type="float">
            <text:p>23.53328971368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5278364646413" calcext:value-type="float">
            <text:p>23.527836464641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5189078673433" calcext:value-type="float">
            <text:p>23.51890786734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513228408261" calcext:value-type="float">
            <text:p>23.51322840826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5033969514649" calcext:value-type="float">
            <text:p>23.503396951464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4994578385374" calcext:value-type="float">
            <text:p>23.499457838537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4925991953549" calcext:value-type="float">
            <text:p>23.492599195354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4917820494644" calcext:value-type="float">
            <text:p>23.491782049464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4895366693266" calcext:value-type="float">
            <text:p>23.489536669326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4886501899394" calcext:value-type="float">
            <text:p>23.48865018993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4839646324383" calcext:value-type="float">
            <text:p>23.48396463243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480660657945" calcext:value-type="float">
            <text:p>23.48066065794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3.479940077588" calcext:value-type="float">
            <text:p>23.47994007758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3.4754706704882" calcext:value-type="float">
            <text:p>23.475470670488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3.4738442727138" calcext:value-type="float">
            <text:p>23.473844272713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3.4619218518255" calcext:value-type="float">
            <text:p>23.461921851825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4516315830094" calcext:value-type="float">
            <text:p>23.451631583009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4498112483869" calcext:value-type="float">
            <text:p>23.44981124838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3.4470232271868" calcext:value-type="float">
            <text:p>23.447023227186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4459468688254" calcext:value-type="float">
            <text:p>23.445946868825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4431524199624" calcext:value-type="float">
            <text:p>23.443152419962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440277858719" calcext:value-type="float">
            <text:p>23.44027785871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4391774694474" calcext:value-type="float">
            <text:p>23.439177469447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4234017433884" calcext:value-type="float">
            <text:p>23.423401743388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4043421551918" calcext:value-type="float">
            <text:p>23.404342155191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4005867474198" calcext:value-type="float">
            <text:p>23.400586747419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3967356609287" calcext:value-type="float">
            <text:p>23.396735660928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3926940742296" calcext:value-type="float">
            <text:p>23.392694074229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3812811357835" calcext:value-type="float">
            <text:p>23.381281135783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3679872042908" calcext:value-type="float">
            <text:p>23.367987204290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362717335863" calcext:value-type="float">
            <text:p>23.36271733586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3597432994274" calcext:value-type="float">
            <text:p>23.359743299427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3.3581678320412" calcext:value-type="float">
            <text:p>23.358167832041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3508679314915" calcext:value-type="float">
            <text:p>23.350867931491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3491308576431" calcext:value-type="float">
            <text:p>23.349130857643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3442517282298" calcext:value-type="float">
            <text:p>23.344251728229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3.3350125537504" calcext:value-type="float">
            <text:p>23.335012553750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3.3279484937758" calcext:value-type="float">
            <text:p>23.327948493775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3169617469998" calcext:value-type="float">
            <text:p>23.316961746999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3112352696606" calcext:value-type="float">
            <text:p>23.31123526966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3106861056414" calcext:value-type="float">
            <text:p>23.310686105641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30131666793" calcext:value-type="float">
            <text:p>23.3013166679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2870616772504" calcext:value-type="float">
            <text:p>23.287061677250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2818362891245" calcext:value-type="float">
            <text:p>23.281836289124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2798353395861" calcext:value-type="float">
            <text:p>23.279835339586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3.2797609861308" calcext:value-type="float">
            <text:p>23.279760986130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2783196119939" calcext:value-type="float">
            <text:p>23.278319611993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2765188805745" calcext:value-type="float">
            <text:p>23.27651888057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2765022569085" calcext:value-type="float">
            <text:p>23.276502256908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3.2663003336929" calcext:value-type="float">
            <text:p>23.266300333692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2600265198777" calcext:value-type="float">
            <text:p>23.260026519877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2581750487448" calcext:value-type="float">
            <text:p>23.258175048744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2574066262104" calcext:value-type="float">
            <text:p>23.257406626210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2555539860476" calcext:value-type="float">
            <text:p>23.255553986047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2271869434356" calcext:value-type="float">
            <text:p>23.227186943435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2220849849319" calcext:value-type="float">
            <text:p>23.222084984931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2205905666585" calcext:value-type="float">
            <text:p>23.220590566658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3.2159359753105" calcext:value-type="float">
            <text:p>23.21593597531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2127776106711" calcext:value-type="float">
            <text:p>23.21277761067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1818345698184" calcext:value-type="float">
            <text:p>23.181834569818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1753234588104" calcext:value-type="float">
            <text:p>23.175323458810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1742360712046" calcext:value-type="float">
            <text:p>23.174236071204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1657715751231" calcext:value-type="float">
            <text:p>23.165771575123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1608859399358" calcext:value-type="float">
            <text:p>23.160885939935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1602289745524" calcext:value-type="float">
            <text:p>23.160228974552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1600907411167" calcext:value-type="float">
            <text:p>23.16009074111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3.1571469478126" calcext:value-type="float">
            <text:p>23.157146947812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1555933172637" calcext:value-type="float">
            <text:p>23.155593317263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3.1433787587097" calcext:value-type="float">
            <text:p>23.143378758709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1418475097277" calcext:value-type="float">
            <text:p>23.141847509727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3.1404884149552" calcext:value-type="float">
            <text:p>23.14048841495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1331366091231" calcext:value-type="float">
            <text:p>23.133136609123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3.1284970265151" calcext:value-type="float">
            <text:p>23.128497026515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23.126878327572" calcext:value-type="float">
            <text:p>23.12687832757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0937434757301" calcext:value-type="float">
            <text:p>23.093743475730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0773420795195" calcext:value-type="float">
            <text:p>23.077342079519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0725868424529" calcext:value-type="float">
            <text:p>23.072586842452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0694811703369" calcext:value-type="float">
            <text:p>23.069481170336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0655192890789" calcext:value-type="float">
            <text:p>23.065519289078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0624075218956" calcext:value-type="float">
            <text:p>23.06240752189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0584063160836" calcext:value-type="float">
            <text:p>23.058406316083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0537227982868" calcext:value-type="float">
            <text:p>23.053722798286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3.0522129425075" calcext:value-type="float">
            <text:p>23.052212942507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0511715994582" calcext:value-type="float">
            <text:p>23.051171599458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0473698114743" calcext:value-type="float">
            <text:p>23.047369811474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0323613722194" calcext:value-type="float">
            <text:p>23.032361372219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.0268911543929" calcext:value-type="float">
            <text:p>23.026891154392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3.0195965318937" calcext:value-type="float">
            <text:p>23.019596531893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3.0190349847613" calcext:value-type="float">
            <text:p>23.019034984761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9937878553822" calcext:value-type="float">
            <text:p>22.993787855382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9879638831018" calcext:value-type="float">
            <text:p>22.987963883101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9688194943116" calcext:value-type="float">
            <text:p>22.968819494311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9686041982209" calcext:value-type="float">
            <text:p>22.968604198220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2.9682453261569" calcext:value-type="float">
            <text:p>22.968245326156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9612623598708" calcext:value-type="float">
            <text:p>22.961262359870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9611610941783" calcext:value-type="float">
            <text:p>22.96116109417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2.9594101867897" calcext:value-type="float">
            <text:p>22.959410186789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9586028176817" calcext:value-type="float">
            <text:p>22.958602817681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9554163635307" calcext:value-type="float">
            <text:p>22.955416363530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9541834514015" calcext:value-type="float">
            <text:p>22.954183451401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2.9463935056702" calcext:value-type="float">
            <text:p>22.946393505670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2.9432342104746" calcext:value-type="float">
            <text:p>22.943234210474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2.9409895312666" calcext:value-type="float">
            <text:p>22.94098953126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932769863135" calcext:value-type="float">
            <text:p>22.93276986313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2.9212982440204" calcext:value-type="float">
            <text:p>22.921298244020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9186884292499" calcext:value-type="float">
            <text:p>22.918688429249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2.913941791642" calcext:value-type="float">
            <text:p>22.9139417916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8981410074098" calcext:value-type="float">
            <text:p>22.898141007409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8874571441059" calcext:value-type="float">
            <text:p>22.887457144105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2.8788888605526" calcext:value-type="float">
            <text:p>22.878888860552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2.8651039210902" calcext:value-type="float">
            <text:p>22.865103921090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2.856453017929" calcext:value-type="float">
            <text:p>22.85645301792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8451402385729" calcext:value-type="float">
            <text:p>22.845140238572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2.8316923375575" calcext:value-type="float">
            <text:p>22.83169233755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8292583605124" calcext:value-type="float">
            <text:p>22.829258360512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8127365315368" calcext:value-type="float">
            <text:p>22.81273653153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811397692608" calcext:value-type="float">
            <text:p>22.81139769260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8027124247293" calcext:value-type="float">
            <text:p>22.802712424729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7990994854029" calcext:value-type="float">
            <text:p>22.799099485402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7960337397663" calcext:value-type="float">
            <text:p>22.796033739766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788708635454" calcext:value-type="float">
            <text:p>22.78870863545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2.7821959997154" calcext:value-type="float">
            <text:p>22.782195999715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7746346858846" calcext:value-type="float">
            <text:p>22.774634685884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7657231379762" calcext:value-type="float">
            <text:p>22.765723137976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22.7555757867461" calcext:value-type="float">
            <text:p>22.755575786746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2.7552427245678" calcext:value-type="float">
            <text:p>22.755242724567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751063361738" calcext:value-type="float">
            <text:p>22.75106336173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2.7403229269984" calcext:value-type="float">
            <text:p>22.740322926998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7299776938405" calcext:value-type="float">
            <text:p>22.729977693840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7291283563874" calcext:value-type="float">
            <text:p>22.729128356387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7230749792262" calcext:value-type="float">
            <text:p>22.723074979226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2.721318088345" calcext:value-type="float">
            <text:p>22.7213180883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7211872581795" calcext:value-type="float">
            <text:p>22.721187258179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7147429827181" calcext:value-type="float">
            <text:p>22.714742982718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2.7143588165347" calcext:value-type="float">
            <text:p>22.714358816534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7056472404244" calcext:value-type="float">
            <text:p>22.705647240424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7031815924781" calcext:value-type="float">
            <text:p>22.703181592478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2.6878340630146" calcext:value-type="float">
            <text:p>22.687834063014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677812497799" calcext:value-type="float">
            <text:p>22.67781249779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6682533820688" calcext:value-type="float">
            <text:p>22.668253382068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2.6668492810686" calcext:value-type="float">
            <text:p>22.666849281068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2.6533071635815" calcext:value-type="float">
            <text:p>22.653307163581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6472734057914" calcext:value-type="float">
            <text:p>22.647273405791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6302852370048" calcext:value-type="float">
            <text:p>22.630285237004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6053757382109" calcext:value-type="float">
            <text:p>22.605375738210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6023335068037" calcext:value-type="float">
            <text:p>22.602333506803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2.5941888924495" calcext:value-type="float">
            <text:p>22.594188892449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2.5917532509842" calcext:value-type="float">
            <text:p>22.59175325098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2.5734932894346" calcext:value-type="float">
            <text:p>22.573493289434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5717924549998" calcext:value-type="float">
            <text:p>22.571792454999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2.5665681889154" calcext:value-type="float">
            <text:p>22.566568188915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5416297359544" calcext:value-type="float">
            <text:p>22.54162973595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5403736785863" calcext:value-type="float">
            <text:p>22.540373678586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522433558354" calcext:value-type="float">
            <text:p>22.52243355835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5185635251193" calcext:value-type="float">
            <text:p>22.518563525119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5058367377444" calcext:value-type="float">
            <text:p>22.50583673774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4882037861955" calcext:value-type="float">
            <text:p>22.488203786195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4863827734736" calcext:value-type="float">
            <text:p>22.486382773473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473084662276" calcext:value-type="float">
            <text:p>22.47308466227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4699200356483" calcext:value-type="float">
            <text:p>22.469920035648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4679029055915" calcext:value-type="float">
            <text:p>22.467902905591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22.4517699637809" calcext:value-type="float">
            <text:p>22.451769963780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2.4191422582305" calcext:value-type="float">
            <text:p>22.41914225823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2.4182466358285" calcext:value-type="float">
            <text:p>22.418246635828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2.4084456372307" calcext:value-type="float">
            <text:p>22.408445637230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2.4070242599512" calcext:value-type="float">
            <text:p>22.407024259951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4055169660187" calcext:value-type="float">
            <text:p>22.405516966018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2.4029922985616" calcext:value-type="float">
            <text:p>22.402992298561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2.3852156796378" calcext:value-type="float">
            <text:p>22.385215679637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3833236915457" calcext:value-type="float">
            <text:p>22.383323691545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3816041305713" calcext:value-type="float">
            <text:p>22.381604130571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2.3802732832592" calcext:value-type="float">
            <text:p>22.380273283259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2.3692623102121" calcext:value-type="float">
            <text:p>22.369262310212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2.3671933030569" calcext:value-type="float">
            <text:p>22.36719330305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2.3625862043169" calcext:value-type="float">
            <text:p>22.362586204316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3393421356626" calcext:value-type="float">
            <text:p>22.339342135662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3200812337297" calcext:value-type="float">
            <text:p>22.320081233729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2964491824277" calcext:value-type="float">
            <text:p>22.296449182427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294371588292" calcext:value-type="float">
            <text:p>22.29437158829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2851653138704" calcext:value-type="float">
            <text:p>22.285165313870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2821980144427" calcext:value-type="float">
            <text:p>22.282198014442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271821296694" calcext:value-type="float">
            <text:p>22.27182129669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2676895198548" calcext:value-type="float">
            <text:p>22.267689519854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2548057005855" calcext:value-type="float">
            <text:p>22.254805700585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2544470551166" calcext:value-type="float">
            <text:p>22.254447055116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2337439208536" calcext:value-type="float">
            <text:p>22.233743920853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2226804590427" calcext:value-type="float">
            <text:p>22.222680459042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2206225061366" calcext:value-type="float">
            <text:p>22.220622506136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2202101411441" calcext:value-type="float">
            <text:p>22.220210141144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2179399651685" calcext:value-type="float">
            <text:p>22.217939965168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1967873773111" calcext:value-type="float">
            <text:p>22.19678737731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1884008692997" calcext:value-type="float">
            <text:p>22.188400869299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2.178437274889" calcext:value-type="float">
            <text:p>22.17843727488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2.1732142810774" calcext:value-type="float">
            <text:p>22.173214281077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1640981978453" calcext:value-type="float">
            <text:p>22.164098197845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2.1541023904041" calcext:value-type="float">
            <text:p>22.154102390404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1507347567719" calcext:value-type="float">
            <text:p>22.150734756771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1485107452149" calcext:value-type="float">
            <text:p>22.148510745214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120559760964" calcext:value-type="float">
            <text:p>22.12055976096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1025374968935" calcext:value-type="float">
            <text:p>22.102537496893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0967470250426" calcext:value-type="float">
            <text:p>22.096747025042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0958891102062" calcext:value-type="float">
            <text:p>22.095889110206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0911159874471" calcext:value-type="float">
            <text:p>22.091115987447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2.0869596047495" calcext:value-type="float">
            <text:p>22.086959604749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2.0763671543702" calcext:value-type="float">
            <text:p>22.076367154370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06324512614" calcext:value-type="float">
            <text:p>22.0632451261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0590056379173" calcext:value-type="float">
            <text:p>22.05900563791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2.0517789318849" calcext:value-type="float">
            <text:p>22.05177893188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2.0505854715286" calcext:value-type="float">
            <text:p>22.050585471528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2.0505392083292" calcext:value-type="float">
            <text:p>22.050539208329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2.0446207491546" calcext:value-type="float">
            <text:p>22.044620749154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.0205972416371" calcext:value-type="float">
            <text:p>22.020597241637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2.0137477222165" calcext:value-type="float">
            <text:p>22.013747722216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9967821546777" calcext:value-type="float">
            <text:p>21.996782154677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9770672911574" calcext:value-type="float">
            <text:p>21.977067291157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1.9469035089476" calcext:value-type="float">
            <text:p>21.946903508947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9430341936759" calcext:value-type="float">
            <text:p>21.943034193675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1.9144599779551" calcext:value-type="float">
            <text:p>21.914459977955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9079024213816" calcext:value-type="float">
            <text:p>21.907902421381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1.9051078387798" calcext:value-type="float">
            <text:p>21.905107838779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9001110419344" calcext:value-type="float">
            <text:p>21.900111041934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895446661637" calcext:value-type="float">
            <text:p>21.89544666163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1.888532437115" calcext:value-type="float">
            <text:p>21.88853243711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8842897969191" calcext:value-type="float">
            <text:p>21.884289796919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8809771859858" calcext:value-type="float">
            <text:p>21.880977185985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1.8553694852043" calcext:value-type="float">
            <text:p>21.855369485204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851959102129" calcext:value-type="float">
            <text:p>21.85195910212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1.8428453337897" calcext:value-type="float">
            <text:p>21.842845333789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1.8299877786136" calcext:value-type="float">
            <text:p>21.829987778613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8196046516144" calcext:value-type="float">
            <text:p>21.81960465161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1.8085544327344" calcext:value-type="float">
            <text:p>21.80855443273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8082514054806" calcext:value-type="float">
            <text:p>21.808251405480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7957330223096" calcext:value-type="float">
            <text:p>21.795733022309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1.7878386488" calcext:value-type="float">
            <text:p>21.787838648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1.7876981640852" calcext:value-type="float">
            <text:p>21.78769816408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7667736228612" calcext:value-type="float">
            <text:p>21.766773622861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7525250446625" calcext:value-type="float">
            <text:p>21.75252504466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1.7512433737344" calcext:value-type="float">
            <text:p>21.75124337373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7373597103819" calcext:value-type="float">
            <text:p>21.737359710381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1.736419127175" calcext:value-type="float">
            <text:p>21.7364191271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7169359924901" calcext:value-type="float">
            <text:p>21.716935992490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1.7145157353336" calcext:value-type="float">
            <text:p>21.714515735333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690372112162" calcext:value-type="float">
            <text:p>21.69037211216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6849983116307" calcext:value-type="float">
            <text:p>21.684998311630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643454715202" calcext:value-type="float">
            <text:p>21.64345471520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1.6350366606312" calcext:value-type="float">
            <text:p>21.635036660631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1.6242800861578" calcext:value-type="float">
            <text:p>21.624280086157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1.6213782975823" calcext:value-type="float">
            <text:p>21.621378297582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6087208953849" calcext:value-type="float">
            <text:p>21.608720895384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6031285112775" calcext:value-type="float">
            <text:p>21.60312851127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5910214954369" calcext:value-type="float">
            <text:p>21.591021495436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5905124238835" calcext:value-type="float">
            <text:p>21.590512423883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5671741186248" calcext:value-type="float">
            <text:p>21.567174118624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5134621687795" calcext:value-type="float">
            <text:p>21.513462168779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1.5114388980598" calcext:value-type="float">
            <text:p>21.511438898059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4904309925749" calcext:value-type="float">
            <text:p>21.490430992574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4858502256926" calcext:value-type="float">
            <text:p>21.485850225692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4786487222831" calcext:value-type="float">
            <text:p>21.478648722283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4664025945136" calcext:value-type="float">
            <text:p>21.466402594513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1.4648708312674" calcext:value-type="float">
            <text:p>21.464870831267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1.4505314086627" calcext:value-type="float">
            <text:p>21.450531408662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4487876241359" calcext:value-type="float">
            <text:p>21.448787624135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21.4185072275936" calcext:value-type="float">
            <text:p>21.418507227593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3780758697868" calcext:value-type="float">
            <text:p>21.37807586978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3635209646827" calcext:value-type="float">
            <text:p>21.363520964682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3612797226135" calcext:value-type="float">
            <text:p>21.361279722613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1.3552943037322" calcext:value-type="float">
            <text:p>21.355294303732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3500124059403" calcext:value-type="float">
            <text:p>21.350012405940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3492307253937" calcext:value-type="float">
            <text:p>21.349230725393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1.3471461103237" calcext:value-type="float">
            <text:p>21.347146110323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325811093112" calcext:value-type="float">
            <text:p>21.32581109311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1.3190943891228" calcext:value-type="float">
            <text:p>21.319094389122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3100111050102" calcext:value-type="float">
            <text:p>21.310011105010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3076600612426" calcext:value-type="float">
            <text:p>21.307660061242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2942539917224" calcext:value-type="float">
            <text:p>21.29425399172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2886904603268" calcext:value-type="float">
            <text:p>21.288690460326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1.2787411059993" calcext:value-type="float">
            <text:p>21.278741105999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2769519428648" calcext:value-type="float">
            <text:p>21.276951942864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2759387809624" calcext:value-type="float">
            <text:p>21.275938780962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2737730425829" calcext:value-type="float">
            <text:p>21.273773042582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1.2568341740916" calcext:value-type="float">
            <text:p>21.256834174091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2495457072483" calcext:value-type="float">
            <text:p>21.249545707248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238292865304" calcext:value-type="float">
            <text:p>21.23829286530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2369450771198" calcext:value-type="float">
            <text:p>21.236945077119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2250075765587" calcext:value-type="float">
            <text:p>21.225007576558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2144167622165" calcext:value-type="float">
            <text:p>21.214416762216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1.2016283711119" calcext:value-type="float">
            <text:p>21.201628371111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1.1791821646043" calcext:value-type="float">
            <text:p>21.179182164604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1.149809701428" calcext:value-type="float">
            <text:p>21.14980970142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1329966994277" calcext:value-type="float">
            <text:p>21.132996699427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109715465609" calcext:value-type="float">
            <text:p>21.10971546560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061716370216" calcext:value-type="float">
            <text:p>21.06171637021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.060330448685" calcext:value-type="float">
            <text:p>21.06033044868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1.0456102349734" calcext:value-type="float">
            <text:p>21.045610234973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.0438465907164" calcext:value-type="float">
            <text:p>21.043846590716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1.0067646934021" calcext:value-type="float">
            <text:p>21.006764693402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9983099089022" calcext:value-type="float">
            <text:p>20.998309908902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9765704139375" calcext:value-type="float">
            <text:p>20.976570413937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9708724391644" calcext:value-type="float">
            <text:p>20.970872439164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9556993499123" calcext:value-type="float">
            <text:p>20.955699349912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9261899710673" calcext:value-type="float">
            <text:p>20.92618997106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9084116728002" calcext:value-type="float">
            <text:p>20.90841167280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8543841787682" calcext:value-type="float">
            <text:p>20.854384178768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0.8321746285773" calcext:value-type="float">
            <text:p>20.832174628577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8307241844481" calcext:value-type="float">
            <text:p>20.830724184448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8282290017096" calcext:value-type="float">
            <text:p>20.828229001709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8153252898303" calcext:value-type="float">
            <text:p>20.815325289830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813846490857" calcext:value-type="float">
            <text:p>20.81384649085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0.8122862545099" calcext:value-type="float">
            <text:p>20.812286254509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8026635419766" calcext:value-type="float">
            <text:p>20.802663541976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776313712882" calcext:value-type="float">
            <text:p>20.77631371288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7603691565822" calcext:value-type="float">
            <text:p>20.760369156582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7602158325366" calcext:value-type="float">
            <text:p>20.760215832536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705584780544" calcext:value-type="float">
            <text:p>20.70558478054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697850241377" calcext:value-type="float">
            <text:p>20.69785024137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0.6762913520341" calcext:value-type="float">
            <text:p>20.676291352034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6552092203702" calcext:value-type="float">
            <text:p>20.655209220370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6485557396912" calcext:value-type="float">
            <text:p>20.648555739691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20.6347621124655" calcext:value-type="float">
            <text:p>20.634762112465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6252724910894" calcext:value-type="float">
            <text:p>20.625272491089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578999017321" calcext:value-type="float">
            <text:p>20.57899901732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5642310932611" calcext:value-type="float">
            <text:p>20.56423109326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0.5541890116803" calcext:value-type="float">
            <text:p>20.554189011680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5304349205974" calcext:value-type="float">
            <text:p>20.530434920597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5267725586094" calcext:value-type="float">
            <text:p>20.526772558609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5216091994937" calcext:value-type="float">
            <text:p>20.521609199493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5023170168199" calcext:value-type="float">
            <text:p>20.502317016819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4948757127857" calcext:value-type="float">
            <text:p>20.494875712785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4761784428081" calcext:value-type="float">
            <text:p>20.476178442808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0.442707848581" calcext:value-type="float">
            <text:p>20.44270784858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42689228119" calcext:value-type="float">
            <text:p>20.4268922811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20.4172937767425" calcext:value-type="float">
            <text:p>20.41729377674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4135505819958" calcext:value-type="float">
            <text:p>20.413550581995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0.372938800396" calcext:value-type="float">
            <text:p>20.3729388003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3701351338503" calcext:value-type="float">
            <text:p>20.370135133850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3662472785522" calcext:value-type="float">
            <text:p>20.366247278552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3426925672762" calcext:value-type="float">
            <text:p>20.342692567276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3195023770676" calcext:value-type="float">
            <text:p>20.319502377067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290524399091" calcext:value-type="float">
            <text:p>20.29052439909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2883189910481" calcext:value-type="float">
            <text:p>20.288318991048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280872787004" calcext:value-type="float">
            <text:p>20.28087278700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2503440166639" calcext:value-type="float">
            <text:p>20.250344016663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24196398723" calcext:value-type="float">
            <text:p>20.2419639872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1908362286536" calcext:value-type="float">
            <text:p>20.190836228653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0.1744451780279" calcext:value-type="float">
            <text:p>20.174445178027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0189473643499" calcext:value-type="float">
            <text:p>20.018947364349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0184967820166" calcext:value-type="float">
            <text:p>20.018496782016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20.0173914585605" calcext:value-type="float">
            <text:p>20.01739145856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0094274948984" calcext:value-type="float">
            <text:p>20.009427494898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.0086110056839" calcext:value-type="float">
            <text:p>20.008611005683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9.9511446311931" calcext:value-type="float">
            <text:p>19.951144631193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9.930790296095" calcext:value-type="float">
            <text:p>19.93079029609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.9104306069852" calcext:value-type="float">
            <text:p>19.910430606985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.9033257700353" calcext:value-type="float">
            <text:p>19.903325770035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9.8683446169066" calcext:value-type="float">
            <text:p>19.868344616906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.8632552492907" calcext:value-type="float">
            <text:p>19.863255249290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.8620085550975" calcext:value-type="float">
            <text:p>19.86200855509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.8369187589473" calcext:value-type="float">
            <text:p>19.83691875894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9.8053535777688" calcext:value-type="float">
            <text:p>19.805353577768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.6766016738893" calcext:value-type="float">
            <text:p>19.676601673889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19.6686090500993" calcext:value-type="float">
            <text:p>19.668609050099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9.6425385125331" calcext:value-type="float">
            <text:p>19.642538512533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19.6376988671055" calcext:value-type="float">
            <text:p>19.637698867105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9.5713282159474" calcext:value-type="float">
            <text:p>19.571328215947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.5695692876864" calcext:value-type="float">
            <text:p>19.569569287686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.5195053220266" calcext:value-type="float">
            <text:p>19.519505322026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.4519451244678" calcext:value-type="float">
            <text:p>19.451945124467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9.2065649760632" calcext:value-type="float">
            <text:p>19.206564976063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.121515250214" calcext:value-type="float">
            <text:p>19.12151525021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.0956754098442" calcext:value-type="float">
            <text:p>19.095675409844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9.0657965700768" calcext:value-type="float">
            <text:p>19.06579657007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.0295453034524" calcext:value-type="float">
            <text:p>19.029545303452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19.020318807294" calcext:value-type="float">
            <text:p>19.0203188072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.9996005415887" calcext:value-type="float">
            <text:p>18.999600541588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8.6484994894877" calcext:value-type="float">
            <text:p>18.648499489487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.4908133686812" calcext:value-type="float">
            <text:p>18.490813368681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18.412972020655" calcext:value-type="float">
            <text:p>18.41297202065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.3640828748685" calcext:value-type="float">
            <text:p>18.364082874868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8.2479547096777" calcext:value-type="float">
            <text:p>18.2479547096777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gridsearch2.A1:gridsearch2.L2049" table:display-filter-buttons="tru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4T17:58:18.905658353</dc:date>
    <meta:editing-duration>PT26M34S</meta:editing-duration>
    <meta:editing-cycles>5</meta:editing-cycles>
    <meta:generator>LibreOffice/7.4.6.2$Linux_X86_64 LibreOffice_project/40$Build-2</meta:generator>
    <meta:document-statistic meta:table-count="1" meta:cell-count="24648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bar" chart:style-name="ch1">
        <chart:legend chart:legend-position="end" svg:x="13.73cm" svg:y="4.203cm" style:legend-expansion="high" chart:style-name="ch2"/>
        <chart:plot-area chart:style-name="ch3" table:cell-range-address="gridsearch2.Q7:gridsearch2.R16" chart:data-source-has-labels="column" svg:x="0.319cm" svg:y="0.18cm" svg:width="13.092cm" svg:height="8.645cm">
          <chart:coordinate-region svg:x="1.276cm" svg:y="0.379cm" svg:width="12.135cm" svg:height="6.494cm"/>
          <chart:axis chart:dimension="x" chart:name="primary-x" chart:style-name="ch4" chartooo:axis-type="auto">
            <chartooo:date-scale/>
            <chart:categories table:cell-range-address="gridsearch2.Q7:gridsearch2.Q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idsearch2.R7:gridsearch2.R16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8.25 - 19.98</text:p>
                <draw:g>
                  <svg:desc>gridsearch2.Q7:gridsearch2.Q16</svg:desc>
                </draw:g>
              </table:table-cell>
              <table:table-cell office:value-type="float" office:value="28">
                <text:p>28</text:p>
                <draw:g>
                  <svg:desc>gridsearch2.R7:gridsearch2.R16</svg:desc>
                </draw:g>
              </table:table-cell>
            </table:table-row>
            <table:table-row>
              <table:table-cell office:value-type="string">
                <text:p>19.98 - 21.7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.71 - 23.4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3.44 - 25.1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5.18 - 26.9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6.91 - 28.6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8.64 - 30.3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0.37 - 32.1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2.11 - 33.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.84 - 35.57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